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2" style:family="table-cell" style:parent-style-name="Default">
      <style:table-cell-properties fo:border-bottom="0.018cm solid #000000" fo:border-left="0.018cm solid #000000" fo:border-right="0.002cm solid #000000" fo:border-top="0.018cm solid #000000" style:vertical-align="middle"/>
    </style:style>
    <style:style style:name="ce3" style:family="table-cell" style:parent-style-name="Default">
      <style:table-cell-properties fo:border-bottom="0.002cm solid #000000" fo:border-left="0.018cm solid #000000" fo:border-right="0.002cm solid #000000" fo:border-top="0.002cm solid #000000"/>
    </style:style>
    <style:style style:name="ce4" style:family="table-cell" style:parent-style-name="Default">
      <style:table-cell-properties fo:border-bottom="0.018cm solid #000000" fo:border-left="0.018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0.035cm solid #000000" fo:border-right="0.002cm solid #000000" fo:border-top="0.002cm solid #000000" style:vertical-align="middle"/>
    </style:style>
    <style:style style:name="ce6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7" style:family="table-cell" style:parent-style-name="Default">
      <style:table-cell-properties fo:border-bottom="0.035cm solid #000000" fo:border-left="0.035cm solid #000000" fo:border-right="0.002cm solid #000000" fo:border-top="0.035cm solid #000000" style:vertical-align="middle"/>
    </style:style>
    <style:style style:name="ce8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35cm solid #000000" fo:border-left="0.035cm solid #000000" fo:border-right="0.002cm solid #000000" fo:border-top="0.002cm solid #000000" style:vertical-align="middle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16" style:family="table-cell" style:parent-style-name="Default" style:data-style-name="N1">
      <style:table-cell-properties fo:border-bottom="0.002cm solid #000000" fo:border-left="0.002cm solid #000000" fo:border-right="0.002cm solid #000000" fo:border-top="0.035cm solid #000000"/>
    </style:style>
    <style:style style:name="ce17" style:family="table-cell" style:parent-style-name="Default" style:data-style-name="N60">
      <style:table-cell-properties fo:border="0.002cm solid #000000"/>
    </style:style>
    <style:style style:name="ce18" style:family="table-cell" style:parent-style-name="Default" style:data-style-name="N1">
      <style:table-cell-properties fo:border="0.002cm solid #000000"/>
    </style:style>
    <style:style style:name="ce19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21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22" style:family="table-cell" style:parent-style-name="Default">
      <style:table-cell-properties fo:border-bottom="0.002cm solid #000000" fo:background-color="#ffff99" fo:border-left="0.002cm solid #000000" fo:border-right="0.035cm solid #000000" fo:border-top="0.002cm solid #000000"/>
      <style:text-properties fo:color="#000000"/>
    </style:style>
    <style:style style:name="ce23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24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25" style:family="table-cell" style:parent-style-name="Default">
      <style:table-cell-properties fo:border-bottom="0.002cm solid #000000" fo:background-color="#ffff99" fo:border-left="0.002cm solid #000000" fo:border-right="0.035cm solid #000000" fo:border-top="0.002cm solid #000000"/>
    </style:style>
    <style:style style:name="ce26" style:family="table-cell" style:parent-style-name="Default">
      <style:table-cell-properties fo:border-bottom="0.002cm solid #000000" fo:background-color="#ffffff" fo:border-left="0.002cm solid #000000" fo:border-right="0.035cm solid #000000" fo:border-top="0.002cm solid #000000"/>
    </style:style>
    <style:style style:name="ce27" style:family="table-cell" style:parent-style-name="Default" style:data-style-name="N60">
      <style:table-cell-properties fo:border-bottom="0.018cm solid #000000" fo:border-left="0.002cm solid #000000" fo:border-right="0.002cm solid #000000" fo:border-top="0.018cm solid #000000" style:vertical-align="middle"/>
    </style:style>
    <style:style style:name="ce28" style:family="table-cell" style:parent-style-name="Default" style:data-style-name="N60">
      <style:table-cell-properties fo:border="0.002cm solid #000000" style:vertical-align="middle"/>
    </style:style>
    <style:style style:name="ce29" style:family="table-cell" style:parent-style-name="Default" style:data-style-name="N60">
      <style:table-cell-properties fo:border-bottom="0.018cm solid #000000" fo:border-left="0.002cm solid #000000" fo:border-right="0.002cm solid #000000" fo:border-top="0.002cm solid #000000" style:vertical-align="middle"/>
    </style:style>
    <style:style style:name="ce30" style:family="table-cell" style:parent-style-name="Default" style:data-style-name="N60">
      <style:table-cell-properties fo:border-bottom="0.035cm solid #000000" fo:border-left="0.002cm solid #000000" fo:border-right="0.002cm solid #000000" fo:border-top="0.035cm solid #000000" style:vertical-align="middle"/>
    </style:style>
    <style:style style:name="ce31" style:family="table-cell" style:parent-style-name="Default" style:data-style-name="N60">
      <style:table-cell-properties fo:border-bottom="0.035cm solid #000000" fo:border-left="0.002cm solid #000000" fo:border-right="0.002cm solid #000000" fo:border-top="0.002cm solid #000000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33" style:family="table-cell" style:parent-style-name="Default" style:data-style-name="N60">
      <style:table-cell-properties fo:border-bottom="0.035cm solid #000000" fo:border-left="none" fo:border-right="0.035cm solid #000000" fo:border-top="0.002cm solid #000000" style:vertical-align="middle"/>
    </style:style>
    <style:style style:name="ce34" style:family="table-cell" style:parent-style-name="Default">
      <style:table-cell-properties fo:border-bottom="0.002cm solid #000000" fo:border-left="none" fo:border-right="0.035cm solid #000000" fo:border-top="0.002cm solid #000000" style:vertical-align="middle"/>
    </style:style>
    <style:style style:name="ce35" style:family="table-cell" style:parent-style-name="Default">
      <style:table-cell-properties fo:border-bottom="0.035cm solid #000000" fo:border-left="none" fo:border-right="0.035cm solid #000000" fo:border-top="0.002cm solid #000000" style:vertical-align="middle"/>
    </style:style>
    <style:style style:name="ce36" style:family="table-cell" style:parent-style-name="Default" style:data-style-name="N60">
      <style:table-cell-properties fo:border-bottom="0.035cm solid #000000" fo:border-left="none" fo:border-right="0.035cm solid #000000" fo:border-top="0.035cm solid #000000" style:vertical-align="middle"/>
    </style:style>
    <style:style style:name="ce37" style:family="table-cell" style:parent-style-name="Default" style:data-style-name="N60">
      <style:table-cell-properties fo:border-bottom="0.002cm solid #000000" fo:border-left="none" fo:border-right="0.035cm solid #000000" fo:border-top="0.002cm solid #000000" style:vertical-align="middle"/>
    </style:style>
    <style:style style:name="ce38" style:family="table-cell" style:parent-style-name="Default">
      <style:table-cell-properties fo:border="0.002cm solid #000000" style:vertical-align="middle"/>
    </style:style>
    <style:style style:name="ce39" style:family="table-cell" style:parent-style-name="Default">
      <style:table-cell-properties fo:border-bottom="0.018cm solid #000000" fo:border-left="0.002cm solid #000000" fo:border-right="0.002cm solid #000000" fo:border-top="0.002cm solid #000000" style:vertical-align="middle"/>
    </style:style>
    <style:style style:name="ce40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42" style:family="table-cell" style:parent-style-name="Default">
      <style:table-cell-properties fo:border-bottom="none" fo:border-left="0.035cm solid #000000" fo:border-right="0.035cm solid #000000" fo:border-top="none"/>
    </style:style>
    <style:style style:name="ce43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4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45" style:family="table-cell" style:parent-style-name="Default">
      <style:table-cell-properties fo:border-bottom="0.018cm solid #000000" fo:border-left="0.002cm solid #000000" fo:border-right="0.018cm solid #000000" fo:border-top="0.018cm solid #000000" style:vertical-align="middle"/>
    </style:style>
    <style:style style:name="ce46" style:family="table-cell" style:parent-style-name="Default">
      <style:table-cell-properties fo:border-bottom="0.002cm solid #000000" fo:border-left="0.002cm solid #000000" fo:border-right="0.018cm solid #000000" fo:border-top="0.002cm solid #000000"/>
    </style:style>
    <style:style style:name="ce47" style:family="table-cell" style:parent-style-name="Default">
      <style:table-cell-properties fo:border-bottom="0.018cm solid #000000" fo:border-left="0.002cm solid #000000" fo:border-right="0.018cm solid #000000" fo:border-top="0.002cm solid #000000"/>
    </style:style>
    <style:style style:name="ce48" style:family="table-cell" style:parent-style-name="Default">
      <style:table-cell-properties fo:border-bottom="0.002cm solid #000000" fo:border-left="0.002cm solid #000000" fo:border-right="0.035cm solid #000000" fo:border-top="0.002cm solid #000000" style:vertical-align="middle"/>
    </style:style>
    <style:style style:name="ce49" style:family="table-cell" style:parent-style-name="Default">
      <style:table-cell-properties fo:border-bottom="0.035cm solid #000000" fo:border-left="0.002cm solid #000000" fo:border-right="0.035cm solid #000000" fo:border-top="0.035cm solid #000000" style:vertical-align="middle"/>
    </style:style>
    <style:style style:name="ce50" style:family="table-cell" style:parent-style-name="Default" style:data-style-name="N60">
      <style:table-cell-properties fo:border-bottom="none" fo:border-left="0.035cm solid #000000" fo:border-right="none" fo:border-top="0.035cm solid #000000"/>
    </style:style>
    <style:style style:name="ce51" style:family="table-cell" style:parent-style-name="Default" style:data-style-name="N60">
      <style:table-cell-properties fo:border-bottom="none" fo:border-left="0.035cm solid #000000" fo:border-right="none" fo:border-top="none"/>
    </style:style>
    <style:style style:name="ce52" style:family="table-cell" style:parent-style-name="Default" style:data-style-name="N60">
      <style:table-cell-properties fo:border-bottom="none" fo:border-left="0.035cm solid #000000" fo:border-right="0.035cm solid #000000" fo:border-top="0.035cm solid #000000"/>
    </style:style>
    <style:style style:name="ce53" style:family="table-cell" style:parent-style-name="Default" style:data-style-name="N60">
      <style:table-cell-properties fo:border-bottom="none" fo:border-left="0.035cm solid #000000" fo:border-right="0.035cm solid #000000" fo:border-top="none"/>
    </style:style>
    <style:style style:name="ce54" style:family="table-cell" style:parent-style-name="Default" style:data-style-name="N60">
      <style:table-cell-properties fo:border-bottom="0.035cm solid #000000" fo:border-left="0.035cm solid #000000" fo:border-right="0.035cm solid #000000" fo:border-top="none"/>
    </style:style>
    <style:style style:name="ce55" style:family="table-cell" style:parent-style-name="Default" style:data-style-name="N60">
      <style:table-cell-properties fo:border-bottom="0.035cm solid #000000" fo:border-left="0.035cm solid #000000" fo:border-right="none" fo:border-top="none"/>
    </style:style>
    <style:style style:name="ce56" style:family="table-cell" style:parent-style-name="Default" style:data-style-name="N60">
      <style:table-cell-properties fo:border-bottom="none" fo:border-left="none" fo:border-right="0.035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1" table:number-columns-repeated="2" table:default-cell-style-name="ce13"/>
        <table:table-column table:style-name="co1" table:number-columns-repeated="9" table:default-cell-style-name="Default"/>
        <table:table-row table:style-name="ro1">
          <table:table-cell table:style-name="ce1" office:value-type="string">
            <text:p>Ток</text:p>
            <text:p>накала</text:p>
          </table:table-cell>
          <table:table-cell table:style-name="ce11" office:value-type="string">
            <text:p>U<text:span text:style-name="T1">a</text:span>, B</text:p>
          </table:table-cell>
          <table:table-cell table:style-name="ce11" office:value-type="string">
            <text:p><text:span text:style-name="T2">I</text:span><text:span text:style-name="T1">a</text:span>, мA</text:p>
          </table:table-cell>
          <table:table-cell table:style-name="ce11" office:value-type="string">
            <text:p>U<text:span text:style-name="T3">3/2</text:span><text:span text:style-name="T2">, B</text:span></text:p>
          </table:table-cell>
          <table:table-cell table:style-name="ce11" office:value-type="string">
            <text:p>k</text:p>
          </table:table-cell>
          <table:table-cell table:style-name="ce11">
            <draw:frame table:end-cell-address="Лист1.F1" table:end-x="1.388cm" table:end-y="0.921cm" draw:z-index="0" draw:style-name="gr1" draw:text-style-name="P1" svg:width="0.607cm" svg:height="0.834cm" svg:x="0.781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44">
            <draw:frame table:end-cell-address="Лист1.G1" table:end-x="1.593cm" table:end-y="0.962cm" draw:z-index="1" draw:style-name="gr1" draw:text-style-name="P1" svg:width="1.062cm" svg:height="0.918cm" svg:x="0.531cm" svg:y="0.044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11" office:value-type="string">
            <text:p><text:span text:style-name="T2">I</text:span><text:span text:style-name="T1">a</text:span></text:p>
          </table:table-cell>
          <table:table-cell table:style-name="ce11" office:value-type="string">
            <text:p><text:span text:style-name="T2">I</text:span><text:span text:style-name="T1">a</text:span>, СГСЕ</text:p>
          </table:table-cell>
          <table:table-cell table:style-name="ce11" office:value-type="string">
            <text:p>U<text:span text:style-name="T3">3/2</text:span><text:span text:style-name="T2">, СГСЕ</text:span></text:p>
          </table:table-cell>
          <table:table-cell>
            <draw:frame table:end-cell-address="Лист1.U21" table:end-x="0.753cm" table:end-y="0.316cm" draw:z-index="2" draw:style-name="gr2" draw:text-style-name="P1" svg:width="20.351cm" svg:height="9.012cm" svg:x="0.725cm" svg:y="1.037cm">
              <draw:object draw:notify-on-update-of-ranges="Лист1.K2:Лист1.K22 Лист1.J2:Лист1.J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style-name="ce2" office:value-type="float" office:value="1.5" table:number-columns-spanned="1" table:number-rows-spanned="21">
            <text:p>1,5</text:p>
          </table:table-cell>
          <table:table-cell table:style-name="ce12" office:value-type="float" office:value="0">
            <text:p>0</text:p>
          </table:table-cell>
          <table:table-cell table:style-name="ce12" table:formula="of:=[.I2]*1.5/150" office:value-type="float" office:value="0">
            <text:p>0</text:p>
          </table:table-cell>
          <table:table-cell table:style-name="ce16" table:formula="of:=[.B2]^(3/2)" office:value-type="float" office:value="0">
            <text:p>0</text:p>
          </table:table-cell>
          <table:table-cell table:style-name="ce27" table:formula="of:=7.54*10^7" office:value-type="float" office:value="75400000" table:number-columns-spanned="1" table:number-rows-spanned="21">
            <text:p>7,54E+007</text:p>
          </table:table-cell>
          <table:table-cell table:style-name="ce27" table:formula="of:=((9*0.95*0.98*[.E2])/(2*SQRT(2)*0.9))^2" office:value-type="float" office:value="6.15959370845E+016" table:number-columns-spanned="1" table:number-rows-spanned="21">
            <text:p>6,16E+016</text:p>
          </table:table-cell>
          <table:table-cell table:style-name="ce45" table:formula="of:=AVERAGE([.F2];[.F23];[.F44])" office:value-type="float" office:value="1.602610752365E+017" table:number-columns-spanned="1" table:number-rows-spanned="63">
            <text:p>1,60E+017</text:p>
          </table:table-cell>
          <table:table-cell/>
          <table:table-cell table:style-name="ce41" office:value-type="float" office:value="0">
            <text:p>0</text:p>
          </table:table-cell>
          <table:table-cell table:style-name="ce50" table:formula="of:=([.C2]*10^(-3))*3*10^9" office:value-type="float" office:value="0">
            <text:p>0,00E+000</text:p>
          </table:table-cell>
          <table:table-cell table:style-name="ce52" table:formula="of:=([.B2]/300)^(3/2)" office:value-type="float" office:value="0">
            <text:p>0,00E+000</text:p>
          </table:table-cell>
          <table:table-cell/>
        </table:table-row>
        <table:table-row table:style-name="ro2">
          <table:covered-table-cell table:style-name="ce3"/>
          <table:table-cell office:value-type="float" office:value="10">
            <text:p>10</text:p>
          </table:table-cell>
          <table:table-cell table:formula="of:=[.I3]*1.5/150" office:value-type="float" office:value="0.36">
            <text:p>0,36</text:p>
          </table:table-cell>
          <table:table-cell table:style-name="ce17" table:formula="of:=([.B3]/300)^1.5" office:value-type="float" office:value="0.00608580619450185">
            <text:p>6,09E-003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36">
            <text:p>36</text:p>
          </table:table-cell>
          <table:table-cell table:style-name="ce51" table:formula="of:=([.C3]*10^(-3))*3*10^9" office:value-type="float" office:value="1080000">
            <text:p>1,08E+006</text:p>
          </table:table-cell>
          <table:table-cell table:style-name="ce53" table:formula="of:=([.B3]/300)^(3/2)" office:value-type="float" office:value="0.00608580619450185">
            <text:p>6,09E-003</text:p>
          </table:table-cell>
          <table:table-cell/>
        </table:table-row>
        <table:table-row table:style-name="ro2">
          <table:covered-table-cell table:style-name="ce3"/>
          <table:table-cell office:value-type="float" office:value="20">
            <text:p>20</text:p>
          </table:table-cell>
          <table:table-cell table:formula="of:=[.I4]*1.5/150" office:value-type="float" office:value="0.66">
            <text:p>0,66</text:p>
          </table:table-cell>
          <table:table-cell table:style-name="ce17" table:formula="of:=([.B4]/300)^1.5" office:value-type="float" office:value="0.0172132593164774">
            <text:p>1,72E-002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66">
            <text:p>66</text:p>
          </table:table-cell>
          <table:table-cell table:style-name="ce51" table:formula="of:=([.C4]*10^(-3))*3*10^9" office:value-type="float" office:value="1980000">
            <text:p>1,98E+006</text:p>
          </table:table-cell>
          <table:table-cell table:style-name="ce53" table:formula="of:=([.B4]/300)^(3/2)" office:value-type="float" office:value="0.0172132593164774">
            <text:p>1,72E-002</text:p>
          </table:table-cell>
          <table:table-cell/>
        </table:table-row>
        <table:table-row table:style-name="ro2">
          <table:covered-table-cell table:style-name="ce3"/>
          <table:table-cell office:value-type="float" office:value="30">
            <text:p>30</text:p>
          </table:table-cell>
          <table:table-cell table:formula="of:=[.I5]*1.5/150" office:value-type="float" office:value="1.19">
            <text:p>1,19</text:p>
          </table:table-cell>
          <table:table-cell table:style-name="ce17" table:formula="of:=([.B5]/300)^1.5" office:value-type="float" office:value="0.0316227766016838">
            <text:p>3,16E-002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119">
            <text:p>119</text:p>
          </table:table-cell>
          <table:table-cell table:style-name="ce51" table:formula="of:=([.C5]*10^(-3))*3*10^9" office:value-type="float" office:value="3570000">
            <text:p>3,57E+006</text:p>
          </table:table-cell>
          <table:table-cell table:style-name="ce53" table:formula="of:=([.B5]/300)^(3/2)" office:value-type="float" office:value="0.0316227766016838">
            <text:p>3,16E-002</text:p>
          </table:table-cell>
          <table:table-cell/>
        </table:table-row>
        <table:table-row table:style-name="ro2">
          <table:covered-table-cell table:style-name="ce3"/>
          <table:table-cell office:value-type="float" office:value="40">
            <text:p>40</text:p>
          </table:table-cell>
          <table:table-cell table:formula="of:=[.I6]*6/150" office:value-type="float" office:value="2.36">
            <text:p>2,36</text:p>
          </table:table-cell>
          <table:table-cell table:style-name="ce17" table:formula="of:=([.B6]/300)^1.5" office:value-type="float" office:value="0.0486864495560148">
            <text:p>4,87E-002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59">
            <text:p>59</text:p>
          </table:table-cell>
          <table:table-cell table:style-name="ce51" table:formula="of:=([.C6]*10^(-3))*3*10^9" office:value-type="float" office:value="7080000">
            <text:p>7,08E+006</text:p>
          </table:table-cell>
          <table:table-cell table:style-name="ce53" table:formula="of:=([.B6]/300)^(3/2)" office:value-type="float" office:value="0.0486864495560148">
            <text:p>4,87E-002</text:p>
          </table:table-cell>
          <table:table-cell/>
        </table:table-row>
        <table:table-row table:style-name="ro2">
          <table:covered-table-cell table:style-name="ce3"/>
          <table:table-cell office:value-type="float" office:value="50">
            <text:p>50</text:p>
          </table:table-cell>
          <table:table-cell table:formula="of:=[.I7]*6/150" office:value-type="float" office:value="3">
            <text:p>3</text:p>
          </table:table-cell>
          <table:table-cell table:style-name="ce17" table:formula="of:=([.B7]/300)^1.5" office:value-type="float" office:value="0.0680413817439772">
            <text:p>6,80E-002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75">
            <text:p>75</text:p>
          </table:table-cell>
          <table:table-cell table:style-name="ce51" table:formula="of:=([.C7]*10^(-3))*3*10^9" office:value-type="float" office:value="9000000">
            <text:p>9,00E+006</text:p>
          </table:table-cell>
          <table:table-cell table:style-name="ce53" table:formula="of:=([.B7]/300)^(3/2)" office:value-type="float" office:value="0.0680413817439772">
            <text:p>6,80E-002</text:p>
          </table:table-cell>
          <table:table-cell/>
        </table:table-row>
        <table:table-row table:style-name="ro2">
          <table:covered-table-cell table:style-name="ce3"/>
          <table:table-cell office:value-type="float" office:value="60">
            <text:p>60</text:p>
          </table:table-cell>
          <table:table-cell table:formula="of:=[.I8]*6/150" office:value-type="float" office:value="3.88">
            <text:p>3,88</text:p>
          </table:table-cell>
          <table:table-cell table:style-name="ce17" table:formula="of:=([.B8]/300)^1.5" office:value-type="float" office:value="0.0894427190999916">
            <text:p>8,94E-002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97">
            <text:p>97</text:p>
          </table:table-cell>
          <table:table-cell table:style-name="ce51" table:formula="of:=([.C8]*10^(-3))*3*10^9" office:value-type="float" office:value="11640000">
            <text:p>1,16E+007</text:p>
          </table:table-cell>
          <table:table-cell table:style-name="ce53" table:formula="of:=([.B8]/300)^(3/2)" office:value-type="float" office:value="0.0894427190999916">
            <text:p>8,94E-002</text:p>
          </table:table-cell>
          <table:table-cell/>
        </table:table-row>
        <table:table-row table:style-name="ro2">
          <table:covered-table-cell table:style-name="ce3"/>
          <table:table-cell office:value-type="float" office:value="70">
            <text:p>70</text:p>
          </table:table-cell>
          <table:table-cell table:formula="of:=[.I9]*6/150" office:value-type="float" office:value="4.16">
            <text:p>4,16</text:p>
          </table:table-cell>
          <table:table-cell table:style-name="ce17" table:formula="of:=([.B9]/300)^1.5" office:value-type="float" office:value="0.112710708025918">
            <text:p>1,13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104">
            <text:p>104</text:p>
          </table:table-cell>
          <table:table-cell table:style-name="ce51" table:formula="of:=([.C9]*10^(-3))*3*10^9" office:value-type="float" office:value="12480000">
            <text:p>1,25E+007</text:p>
          </table:table-cell>
          <table:table-cell table:style-name="ce53" table:formula="of:=([.B9]/300)^(3/2)" office:value-type="float" office:value="0.112710708025918">
            <text:p>1,13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80">
            <text:p>80</text:p>
          </table:table-cell>
          <table:table-cell table:formula="of:=[.I10]*6/150" office:value-type="float" office:value="5.04">
            <text:p>5,04</text:p>
          </table:table-cell>
          <table:table-cell table:style-name="ce17" table:formula="of:=([.B10]/300)^1.5" office:value-type="float" office:value="0.137706074531819">
            <text:p>1,38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126">
            <text:p>126</text:p>
          </table:table-cell>
          <table:table-cell table:style-name="ce51" table:formula="of:=([.C10]*10^(-3))*3*10^9" office:value-type="float" office:value="15120000">
            <text:p>1,51E+007</text:p>
          </table:table-cell>
          <table:table-cell table:style-name="ce53" table:formula="of:=([.B10]/300)^(3/2)" office:value-type="float" office:value="0.137706074531819">
            <text:p>1,38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90">
            <text:p>90</text:p>
          </table:table-cell>
          <table:table-cell table:formula="of:=[.I11]*6/150" office:value-type="float" office:value="5.64">
            <text:p>5,64</text:p>
          </table:table-cell>
          <table:table-cell table:style-name="ce17" table:formula="of:=([.B11]/300)^1.5" office:value-type="float" office:value="0.16431676725155">
            <text:p>1,64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141">
            <text:p>141</text:p>
          </table:table-cell>
          <table:table-cell table:style-name="ce51" table:formula="of:=([.C11]*10^(-3))*3*10^9" office:value-type="float" office:value="16920000">
            <text:p>1,69E+007</text:p>
          </table:table-cell>
          <table:table-cell table:style-name="ce53" table:formula="of:=([.B11]/300)^(3/2)" office:value-type="float" office:value="0.16431676725155">
            <text:p>1,64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00">
            <text:p>100</text:p>
          </table:table-cell>
          <table:table-cell table:formula="of:=[.I12]*15/150" office:value-type="float" office:value="6.6">
            <text:p>6,6</text:p>
          </table:table-cell>
          <table:table-cell table:style-name="ce17" table:formula="of:=([.B12]/300)^1.5" office:value-type="float" office:value="0.192450089729875">
            <text:p>1,92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66">
            <text:p>66</text:p>
          </table:table-cell>
          <table:table-cell table:style-name="ce51" table:formula="of:=([.C12]*10^(-3))*3*10^9" office:value-type="float" office:value="19800000">
            <text:p>1,98E+007</text:p>
          </table:table-cell>
          <table:table-cell table:style-name="ce53" table:formula="of:=([.B12]/300)^(3/2)" office:value-type="float" office:value="0.192450089729875">
            <text:p>1,92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10">
            <text:p>110</text:p>
          </table:table-cell>
          <table:table-cell table:formula="of:=[.I13]*15/150" office:value-type="float" office:value="7.5">
            <text:p>7,5</text:p>
          </table:table-cell>
          <table:table-cell table:style-name="ce17" table:formula="of:=([.B13]/300)^1.5" office:value-type="float" office:value="0.222027692633816">
            <text:p>2,22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75">
            <text:p>75</text:p>
          </table:table-cell>
          <table:table-cell table:style-name="ce51" table:formula="of:=([.C13]*10^(-3))*3*10^9" office:value-type="float" office:value="22500000">
            <text:p>2,25E+007</text:p>
          </table:table-cell>
          <table:table-cell table:style-name="ce53" table:formula="of:=([.B13]/300)^(3/2)" office:value-type="float" office:value="0.222027692633816">
            <text:p>2,22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20">
            <text:p>120</text:p>
          </table:table-cell>
          <table:table-cell table:formula="of:=[.I14]*15/150" office:value-type="float" office:value="8.2">
            <text:p>8,2</text:p>
          </table:table-cell>
          <table:table-cell table:style-name="ce17" table:formula="of:=([.B14]/300)^1.5" office:value-type="float" office:value="0.25298221281347">
            <text:p>2,53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82">
            <text:p>82</text:p>
          </table:table-cell>
          <table:table-cell table:style-name="ce51" table:formula="of:=([.C14]*10^(-3))*3*10^9" office:value-type="float" office:value="24600000">
            <text:p>2,46E+007</text:p>
          </table:table-cell>
          <table:table-cell table:style-name="ce53" table:formula="of:=([.B14]/300)^(3/2)" office:value-type="float" office:value="0.25298221281347">
            <text:p>2,53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30">
            <text:p>130</text:p>
          </table:table-cell>
          <table:table-cell table:formula="of:=[.I15]*15/150" office:value-type="float" office:value="8.8">
            <text:p>8,8</text:p>
          </table:table-cell>
          <table:table-cell table:style-name="ce17" table:formula="of:=([.B15]/300)^1.5" office:value-type="float" office:value="0.285254921728566">
            <text:p>2,85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88">
            <text:p>88</text:p>
          </table:table-cell>
          <table:table-cell table:style-name="ce51" table:formula="of:=([.C15]*10^(-3))*3*10^9" office:value-type="float" office:value="26400000">
            <text:p>2,64E+007</text:p>
          </table:table-cell>
          <table:table-cell table:style-name="ce53" table:formula="of:=([.B15]/300)^(3/2)" office:value-type="float" office:value="0.285254921728566">
            <text:p>2,85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40">
            <text:p>140</text:p>
          </table:table-cell>
          <table:table-cell table:formula="of:=[.I16]*15/150" office:value-type="float" office:value="9.9">
            <text:p>9,9</text:p>
          </table:table-cell>
          <table:table-cell table:style-name="ce17" table:formula="of:=([.B16]/300)^1.5" office:value-type="float" office:value="0.318794023829854">
            <text:p>3,19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99">
            <text:p>99</text:p>
          </table:table-cell>
          <table:table-cell table:style-name="ce51" table:formula="of:=([.C16]*10^(-3))*3*10^9" office:value-type="float" office:value="29700000">
            <text:p>2,97E+007</text:p>
          </table:table-cell>
          <table:table-cell table:style-name="ce53" table:formula="of:=([.B16]/300)^(3/2)" office:value-type="float" office:value="0.318794023829854">
            <text:p>3,19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50">
            <text:p>150</text:p>
          </table:table-cell>
          <table:table-cell table:formula="of:=[.I17]*15/150" office:value-type="float" office:value="10.2">
            <text:p>10,2</text:p>
          </table:table-cell>
          <table:table-cell table:style-name="ce17" table:formula="of:=([.B17]/300)^1.5" office:value-type="float" office:value="0.353553390593274">
            <text:p>3,54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102">
            <text:p>102</text:p>
          </table:table-cell>
          <table:table-cell table:style-name="ce51" table:formula="of:=([.C17]*10^(-3))*3*10^9" office:value-type="float" office:value="30600000">
            <text:p>3,06E+007</text:p>
          </table:table-cell>
          <table:table-cell table:style-name="ce53" table:formula="of:=([.B17]/300)^(3/2)" office:value-type="float" office:value="0.353553390593274">
            <text:p>3,54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60">
            <text:p>160</text:p>
          </table:table-cell>
          <table:table-cell table:formula="of:=[.I18]*15/150" office:value-type="float" office:value="10.7">
            <text:p>10,7</text:p>
          </table:table-cell>
          <table:table-cell table:style-name="ce17" table:formula="of:=([.B18]/300)^1.5" office:value-type="float" office:value="0.389491596448118">
            <text:p>3,89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107">
            <text:p>107</text:p>
          </table:table-cell>
          <table:table-cell table:style-name="ce51" table:formula="of:=([.C18]*10^(-3))*3*10^9" office:value-type="float" office:value="32100000">
            <text:p>3,21E+007</text:p>
          </table:table-cell>
          <table:table-cell table:style-name="ce53" table:formula="of:=([.B18]/300)^(3/2)" office:value-type="float" office:value="0.389491596448118">
            <text:p>3,89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70">
            <text:p>170</text:p>
          </table:table-cell>
          <table:table-cell table:formula="of:=[.I19]*15/150" office:value-type="float" office:value="11.7">
            <text:p>11,7</text:p>
          </table:table-cell>
          <table:table-cell table:style-name="ce17" table:formula="of:=([.B19]/300)^1.5" office:value-type="float" office:value="0.426571169868479">
            <text:p>4,27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117">
            <text:p>117</text:p>
          </table:table-cell>
          <table:table-cell table:style-name="ce51" table:formula="of:=([.C19]*10^(-3))*3*10^9" office:value-type="float" office:value="35100000">
            <text:p>3,51E+007</text:p>
          </table:table-cell>
          <table:table-cell table:style-name="ce53" table:formula="of:=([.B19]/300)^(3/2)" office:value-type="float" office:value="0.426571169868479">
            <text:p>4,27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80">
            <text:p>180</text:p>
          </table:table-cell>
          <table:table-cell table:formula="of:=[.I20]*15/150" office:value-type="float" office:value="11.9">
            <text:p>11,9</text:p>
          </table:table-cell>
          <table:table-cell table:style-name="ce17" table:formula="of:=([.B20]/300)^1.5" office:value-type="float" office:value="0.46475800154489">
            <text:p>4,65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119">
            <text:p>119</text:p>
          </table:table-cell>
          <table:table-cell table:style-name="ce51" table:formula="of:=([.C20]*10^(-3))*3*10^9" office:value-type="float" office:value="35700000">
            <text:p>3,57E+007</text:p>
          </table:table-cell>
          <table:table-cell table:style-name="ce53" table:formula="of:=([.B20]/300)^(3/2)" office:value-type="float" office:value="0.46475800154489">
            <text:p>4,65E-001</text:p>
          </table:table-cell>
          <table:table-cell/>
        </table:table-row>
        <table:table-row table:style-name="ro2">
          <table:covered-table-cell table:style-name="ce3"/>
          <table:table-cell office:value-type="float" office:value="190">
            <text:p>190</text:p>
          </table:table-cell>
          <table:table-cell table:formula="of:=[.I21]*15/150" office:value-type="float" office:value="12.6">
            <text:p>12,6</text:p>
          </table:table-cell>
          <table:table-cell table:style-name="ce17" table:formula="of:=([.B21]/300)^1.5" office:value-type="float" office:value="0.50402086964434">
            <text:p>5,04E-001</text:p>
          </table:table-cell>
          <table:covered-table-cell table:style-name="ce28"/>
          <table:covered-table-cell table:style-name="ce38"/>
          <table:covered-table-cell table:style-name="ce46"/>
          <table:table-cell/>
          <table:table-cell table:style-name="ce42" office:value-type="float" office:value="126">
            <text:p>126</text:p>
          </table:table-cell>
          <table:table-cell table:style-name="ce51" table:formula="of:=([.C21]*10^(-3))*3*10^9" office:value-type="float" office:value="37800000">
            <text:p>3,78E+007</text:p>
          </table:table-cell>
          <table:table-cell table:style-name="ce53" table:formula="of:=([.B21]/300)^(3/2)" office:value-type="float" office:value="0.50402086964434">
            <text:p>5,04E-001</text:p>
          </table:table-cell>
          <table:table-cell/>
        </table:table-row>
        <table:table-row table:style-name="ro2">
          <table:covered-table-cell table:style-name="ce4"/>
          <table:table-cell table:style-name="ce14" office:value-type="float" office:value="200">
            <text:p>200</text:p>
          </table:table-cell>
          <table:table-cell table:style-name="ce14" table:formula="of:=[.I22]*15/150" office:value-type="float" office:value="14.5">
            <text:p>14,5</text:p>
          </table:table-cell>
          <table:table-cell table:style-name="ce17" table:formula="of:=([.B22]/300)^1.5" office:value-type="float" office:value="0.544331053951817">
            <text:p>5,44E-001</text:p>
          </table:table-cell>
          <table:covered-table-cell table:style-name="ce29"/>
          <table:covered-table-cell table:style-name="ce39"/>
          <table:covered-table-cell table:style-name="ce47"/>
          <table:table-cell/>
          <table:table-cell table:style-name="ce42" office:value-type="float" office:value="145">
            <text:p>145</text:p>
          </table:table-cell>
          <table:table-cell table:style-name="ce51" table:formula="of:=([.C22]*10^(-3))*3*10^9" office:value-type="float" office:value="43500000">
            <text:p>4,35E+007</text:p>
          </table:table-cell>
          <table:table-cell table:style-name="ce54" table:formula="of:=([.B22]/300)^(3/2)" office:value-type="float" office:value="0.544331053951817">
            <text:p>5,44E-001</text:p>
          </table:table-cell>
          <table:table-cell>
            <draw:frame table:end-cell-address="Лист1.S42" table:end-x="0.306cm" table:end-y="0.097cm" draw:z-index="3" draw:style-name="gr2" draw:text-style-name="P1" svg:width="16.001cm" svg:height="9.006cm" svg:x="0.112cm" svg:y="0.123cm">
              <draw:object draw:notify-on-update-of-ranges="Лист1.K23:Лист1.K43 Лист1.J23:Лист1.J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table:style-name="ce5" office:value-type="float" office:value="1.6" table:number-columns-spanned="1" table:number-rows-spanned="21">
            <text:p>1,6</text:p>
          </table:table-cell>
          <table:table-cell office:value-type="float" office:value="0">
            <text:p>0</text:p>
          </table:table-cell>
          <table:table-cell table:formula="of:=[.I23]*0.6/150" office:value-type="float" office:value="0">
            <text:p>0</text:p>
          </table:table-cell>
          <table:table-cell table:style-name="ce18" table:formula="of:=[.B23]^(3/2)" office:value-type="float" office:value="0">
            <text:p>0</text:p>
          </table:table-cell>
          <table:table-cell table:style-name="ce28" table:formula="of:=1.13*10^8" office:value-type="float" office:value="113000000" table:number-columns-spanned="1" table:number-rows-spanned="21">
            <text:p>1,13E+008</text:p>
          </table:table-cell>
          <table:table-cell table:style-name="ce27" table:formula="of:=((9*0.95*0.98*[.E23])/(2*SQRT(2)*0.9))^2" office:value-type="float" office:value="1.383458901125E+017" table:number-columns-spanned="1" table:number-rows-spanned="21">
            <text:p>1,38E+017</text:p>
          </table:table-cell>
          <table:covered-table-cell table:style-name="ce48"/>
          <table:table-cell/>
          <table:table-cell table:style-name="ce41" office:value-type="float" office:value="0">
            <text:p>0</text:p>
          </table:table-cell>
          <table:table-cell table:style-name="ce52" table:formula="of:=([.C23]*10^(-3))*3*10^9" office:value-type="float" office:value="0">
            <text:p>0,00E+000</text:p>
          </table:table-cell>
          <table:table-cell table:style-name="ce56" table:formula="of:=([.B23]/300)^(3/2)" office:value-type="float" office:value="0">
            <text:p>0,00E+000</text:p>
          </table:table-cell>
          <table:table-cell/>
        </table:table-row>
        <table:table-row table:style-name="ro2">
          <table:covered-table-cell table:style-name="ce6"/>
          <table:table-cell office:value-type="float" office:value="10">
            <text:p>10</text:p>
          </table:table-cell>
          <table:table-cell table:formula="of:=[.I24]*0.6/150" office:value-type="float" office:value="0.388">
            <text:p>0,388</text:p>
          </table:table-cell>
          <table:table-cell table:style-name="ce18" table:formula="of:=[.B24]^(3/2)" office:value-type="float" office:value="31.6227766016838">
            <text:p>32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97">
            <text:p>97</text:p>
          </table:table-cell>
          <table:table-cell table:style-name="ce53" table:formula="of:=([.C24]*10^(-3))*3*10^9" office:value-type="float" office:value="1164000">
            <text:p>1,16E+006</text:p>
          </table:table-cell>
          <table:table-cell table:style-name="ce56" table:formula="of:=([.B24]/300)^(3/2)" office:value-type="float" office:value="0.00608580619450185">
            <text:p>6,09E-003</text:p>
          </table:table-cell>
          <table:table-cell/>
        </table:table-row>
        <table:table-row table:style-name="ro2">
          <table:covered-table-cell table:style-name="ce6"/>
          <table:table-cell office:value-type="float" office:value="20">
            <text:p>20</text:p>
          </table:table-cell>
          <table:table-cell table:formula="of:=[.I25]*1.5/150" office:value-type="float" office:value="1.03">
            <text:p>1,03</text:p>
          </table:table-cell>
          <table:table-cell table:style-name="ce18" table:formula="of:=[.B25]^(3/2)" office:value-type="float" office:value="89.4427190999916">
            <text:p>89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103">
            <text:p>103</text:p>
          </table:table-cell>
          <table:table-cell table:style-name="ce53" table:formula="of:=([.C25]*10^(-3))*3*10^9" office:value-type="float" office:value="3090000">
            <text:p>3,09E+006</text:p>
          </table:table-cell>
          <table:table-cell table:style-name="ce56" table:formula="of:=([.B25]/300)^(3/2)" office:value-type="float" office:value="0.0172132593164774">
            <text:p>1,72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30">
            <text:p>30</text:p>
          </table:table-cell>
          <table:table-cell table:formula="of:=[.I26]*6/150" office:value-type="float" office:value="1.84">
            <text:p>1,84</text:p>
          </table:table-cell>
          <table:table-cell table:style-name="ce18" table:formula="of:=[.B26]^(3/2)" office:value-type="float" office:value="164.31676725155">
            <text:p>164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46">
            <text:p>46</text:p>
          </table:table-cell>
          <table:table-cell table:style-name="ce53" table:formula="of:=([.C26]*10^(-3))*3*10^9" office:value-type="float" office:value="5520000">
            <text:p>5,52E+006</text:p>
          </table:table-cell>
          <table:table-cell table:style-name="ce56" table:formula="of:=([.B26]/300)^(3/2)" office:value-type="float" office:value="0.0316227766016838">
            <text:p>3,16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40">
            <text:p>40</text:p>
          </table:table-cell>
          <table:table-cell table:formula="of:=[.I27]*6/150" office:value-type="float" office:value="2.72">
            <text:p>2,72</text:p>
          </table:table-cell>
          <table:table-cell table:style-name="ce18" table:formula="of:=[.B27]^(3/2)" office:value-type="float" office:value="252.98221281347">
            <text:p>253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68">
            <text:p>68</text:p>
          </table:table-cell>
          <table:table-cell table:style-name="ce53" table:formula="of:=([.C27]*10^(-3))*3*10^9" office:value-type="float" office:value="8160000">
            <text:p>8,16E+006</text:p>
          </table:table-cell>
          <table:table-cell table:style-name="ce56" table:formula="of:=([.B27]/300)^(3/2)" office:value-type="float" office:value="0.0486864495560148">
            <text:p>4,87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50">
            <text:p>50</text:p>
          </table:table-cell>
          <table:table-cell table:formula="of:=[.I28]*6/150" office:value-type="float" office:value="3.6">
            <text:p>3,6</text:p>
          </table:table-cell>
          <table:table-cell table:style-name="ce18" table:formula="of:=[.B28]^(3/2)" office:value-type="float" office:value="353.553390593274">
            <text:p>354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90">
            <text:p>90</text:p>
          </table:table-cell>
          <table:table-cell table:style-name="ce53" table:formula="of:=([.C28]*10^(-3))*3*10^9" office:value-type="float" office:value="10800000">
            <text:p>1,08E+007</text:p>
          </table:table-cell>
          <table:table-cell table:style-name="ce56" table:formula="of:=([.B28]/300)^(3/2)" office:value-type="float" office:value="0.0680413817439772">
            <text:p>6,80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60">
            <text:p>60</text:p>
          </table:table-cell>
          <table:table-cell table:formula="of:=[.I29]*6/150" office:value-type="float" office:value="4.12">
            <text:p>4,12</text:p>
          </table:table-cell>
          <table:table-cell table:style-name="ce18" table:formula="of:=[.B29]^(3/2)" office:value-type="float" office:value="464.75800154489">
            <text:p>465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103">
            <text:p>103</text:p>
          </table:table-cell>
          <table:table-cell table:style-name="ce53" table:formula="of:=([.C29]*10^(-3))*3*10^9" office:value-type="float" office:value="12360000">
            <text:p>1,24E+007</text:p>
          </table:table-cell>
          <table:table-cell table:style-name="ce56" table:formula="of:=([.B29]/300)^(3/2)" office:value-type="float" office:value="0.0894427190999916">
            <text:p>8,94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70">
            <text:p>70</text:p>
          </table:table-cell>
          <table:table-cell table:formula="of:=[.I30]*6/150" office:value-type="float" office:value="5.52">
            <text:p>5,52</text:p>
          </table:table-cell>
          <table:table-cell table:style-name="ce18" table:formula="of:=[.B30]^(3/2)" office:value-type="float" office:value="585.662018573853">
            <text:p>586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138">
            <text:p>138</text:p>
          </table:table-cell>
          <table:table-cell table:style-name="ce53" table:formula="of:=([.C30]*10^(-3))*3*10^9" office:value-type="float" office:value="16560000">
            <text:p>1,66E+007</text:p>
          </table:table-cell>
          <table:table-cell table:style-name="ce56" table:formula="of:=([.B30]/300)^(3/2)" office:value-type="float" office:value="0.112710708025918">
            <text:p>1,13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80">
            <text:p>80</text:p>
          </table:table-cell>
          <table:table-cell table:formula="of:=[.I31]*15/150" office:value-type="float" office:value="7.2">
            <text:p>7,2</text:p>
          </table:table-cell>
          <table:table-cell table:style-name="ce18" table:formula="of:=[.B31]^(3/2)" office:value-type="float" office:value="715.541752799933">
            <text:p>716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72">
            <text:p>72</text:p>
          </table:table-cell>
          <table:table-cell table:style-name="ce53" table:formula="of:=([.C31]*10^(-3))*3*10^9" office:value-type="float" office:value="21600000">
            <text:p>2,16E+007</text:p>
          </table:table-cell>
          <table:table-cell table:style-name="ce56" table:formula="of:=([.B31]/300)^(3/2)" office:value-type="float" office:value="0.137706074531819">
            <text:p>1,38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90">
            <text:p>90</text:p>
          </table:table-cell>
          <table:table-cell table:formula="of:=[.I32]*15/150" office:value-type="float" office:value="8.4">
            <text:p>8,4</text:p>
          </table:table-cell>
          <table:table-cell table:style-name="ce18" table:formula="of:=[.B32]^(3/2)" office:value-type="float" office:value="853.814968245462">
            <text:p>854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84">
            <text:p>84</text:p>
          </table:table-cell>
          <table:table-cell table:style-name="ce53" table:formula="of:=([.C32]*10^(-3))*3*10^9" office:value-type="float" office:value="25200000">
            <text:p>2,52E+007</text:p>
          </table:table-cell>
          <table:table-cell table:style-name="ce56" table:formula="of:=([.B32]/300)^(3/2)" office:value-type="float" office:value="0.16431676725155">
            <text:p>1,64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00">
            <text:p>100</text:p>
          </table:table-cell>
          <table:table-cell table:formula="of:=[.I33]*15/150" office:value-type="float" office:value="9.4">
            <text:p>9,4</text:p>
          </table:table-cell>
          <table:table-cell table:style-name="ce18" table:formula="of:=[.B33]^(3/2)" office:value-type="float" office:value="1000">
            <text:p>1000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94">
            <text:p>94</text:p>
          </table:table-cell>
          <table:table-cell table:style-name="ce53" table:formula="of:=([.C33]*10^(-3))*3*10^9" office:value-type="float" office:value="28200000">
            <text:p>2,82E+007</text:p>
          </table:table-cell>
          <table:table-cell table:style-name="ce56" table:formula="of:=([.B33]/300)^(3/2)" office:value-type="float" office:value="0.192450089729875">
            <text:p>1,92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10">
            <text:p>110</text:p>
          </table:table-cell>
          <table:table-cell table:formula="of:=[.I34]*15/150" office:value-type="float" office:value="10.6">
            <text:p>10,6</text:p>
          </table:table-cell>
          <table:table-cell table:style-name="ce18" table:formula="of:=[.B34]^(3/2)" office:value-type="float" office:value="1153.68973298717">
            <text:p>1154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106">
            <text:p>106</text:p>
          </table:table-cell>
          <table:table-cell table:style-name="ce53" table:formula="of:=([.C34]*10^(-3))*3*10^9" office:value-type="float" office:value="31800000">
            <text:p>3,18E+007</text:p>
          </table:table-cell>
          <table:table-cell table:style-name="ce56" table:formula="of:=([.B34]/300)^(3/2)" office:value-type="float" office:value="0.222027692633816">
            <text:p>2,22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20">
            <text:p>120</text:p>
          </table:table-cell>
          <table:table-cell table:formula="of:=[.I35]*15/150" office:value-type="float" office:value="11.7">
            <text:p>11,7</text:p>
          </table:table-cell>
          <table:table-cell table:style-name="ce18" table:formula="of:=[.B35]^(3/2)" office:value-type="float" office:value="1314.5341380124">
            <text:p>1315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117">
            <text:p>117</text:p>
          </table:table-cell>
          <table:table-cell table:style-name="ce53" table:formula="of:=([.C35]*10^(-3))*3*10^9" office:value-type="float" office:value="35100000">
            <text:p>3,51E+007</text:p>
          </table:table-cell>
          <table:table-cell table:style-name="ce56" table:formula="of:=([.B35]/300)^(3/2)" office:value-type="float" office:value="0.25298221281347">
            <text:p>2,53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30">
            <text:p>130</text:p>
          </table:table-cell>
          <table:table-cell table:formula="of:=[.I36]*15/150" office:value-type="float" office:value="12.9">
            <text:p>12,9</text:p>
          </table:table-cell>
          <table:table-cell table:style-name="ce18" table:formula="of:=[.B36]^(3/2)" office:value-type="float" office:value="1482.22805262888">
            <text:p>1482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129">
            <text:p>129</text:p>
          </table:table-cell>
          <table:table-cell table:style-name="ce53" table:formula="of:=([.C36]*10^(-3))*3*10^9" office:value-type="float" office:value="38700000">
            <text:p>3,87E+007</text:p>
          </table:table-cell>
          <table:table-cell table:style-name="ce56" table:formula="of:=([.B36]/300)^(3/2)" office:value-type="float" office:value="0.285254921728566">
            <text:p>2,85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40">
            <text:p>140</text:p>
          </table:table-cell>
          <table:table-cell table:formula="of:=[.I37]*15/150" office:value-type="float" office:value="14.1">
            <text:p>14,1</text:p>
          </table:table-cell>
          <table:table-cell table:style-name="ce18" table:formula="of:=[.B37]^(3/2)" office:value-type="float" office:value="1656.50233926789">
            <text:p>1657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141">
            <text:p>141</text:p>
          </table:table-cell>
          <table:table-cell table:style-name="ce53" table:formula="of:=([.C37]*10^(-3))*3*10^9" office:value-type="float" office:value="42300000">
            <text:p>4,23E+007</text:p>
          </table:table-cell>
          <table:table-cell table:style-name="ce56" table:formula="of:=([.B37]/300)^(3/2)" office:value-type="float" office:value="0.318794023829854">
            <text:p>3,19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50">
            <text:p>150</text:p>
          </table:table-cell>
          <table:table-cell table:formula="of:=[.I38]*60/150" office:value-type="float" office:value="15.6">
            <text:p>15,6</text:p>
          </table:table-cell>
          <table:table-cell table:style-name="ce18" table:formula="of:=[.B38]^(3/2)" office:value-type="float" office:value="1837.11730708738">
            <text:p>1837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39">
            <text:p>39</text:p>
          </table:table-cell>
          <table:table-cell table:style-name="ce53" table:formula="of:=([.C38]*10^(-3))*3*10^9" office:value-type="float" office:value="46800000">
            <text:p>4,68E+007</text:p>
          </table:table-cell>
          <table:table-cell table:style-name="ce56" table:formula="of:=([.B38]/300)^(3/2)" office:value-type="float" office:value="0.353553390593274">
            <text:p>3,54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60">
            <text:p>160</text:p>
          </table:table-cell>
          <table:table-cell table:formula="of:=[.I39]*60/150" office:value-type="float" office:value="16.4">
            <text:p>16,4</text:p>
          </table:table-cell>
          <table:table-cell table:style-name="ce18" table:formula="of:=[.B39]^(3/2)" office:value-type="float" office:value="2023.85770250776">
            <text:p>2024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41">
            <text:p>41</text:p>
          </table:table-cell>
          <table:table-cell table:style-name="ce53" table:formula="of:=([.C39]*10^(-3))*3*10^9" office:value-type="float" office:value="49200000">
            <text:p>4,92E+007</text:p>
          </table:table-cell>
          <table:table-cell table:style-name="ce56" table:formula="of:=([.B39]/300)^(3/2)" office:value-type="float" office:value="0.389491596448118">
            <text:p>3,89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70">
            <text:p>170</text:p>
          </table:table-cell>
          <table:table-cell table:formula="of:=[.I40]*60/150" office:value-type="float" office:value="17.2">
            <text:p>17,2</text:p>
          </table:table-cell>
          <table:table-cell table:style-name="ce18" table:formula="of:=[.B40]^(3/2)" office:value-type="float" office:value="2216.5288177689">
            <text:p>2217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43">
            <text:p>43</text:p>
          </table:table-cell>
          <table:table-cell table:style-name="ce53" table:formula="of:=([.C40]*10^(-3))*3*10^9" office:value-type="float" office:value="51600000">
            <text:p>5,16E+007</text:p>
          </table:table-cell>
          <table:table-cell table:style-name="ce56" table:formula="of:=([.B40]/300)^(3/2)" office:value-type="float" office:value="0.426571169868479">
            <text:p>4,27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80">
            <text:p>180</text:p>
          </table:table-cell>
          <table:table-cell table:formula="of:=[.I41]*60/150" office:value-type="float" office:value="18">
            <text:p>18</text:p>
          </table:table-cell>
          <table:table-cell table:style-name="ce18" table:formula="of:=[.B41]^(3/2)" office:value-type="float" office:value="2414.95341569977">
            <text:p>2415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45">
            <text:p>45</text:p>
          </table:table-cell>
          <table:table-cell table:style-name="ce53" table:formula="of:=([.C41]*10^(-3))*3*10^9" office:value-type="float" office:value="54000000">
            <text:p>5,40E+007</text:p>
          </table:table-cell>
          <table:table-cell table:style-name="ce56" table:formula="of:=([.B41]/300)^(3/2)" office:value-type="float" office:value="0.46475800154489">
            <text:p>4,65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90">
            <text:p>190</text:p>
          </table:table-cell>
          <table:table-cell table:formula="of:=[.I42]*60/150" office:value-type="float" office:value="18.8">
            <text:p>18,8</text:p>
          </table:table-cell>
          <table:table-cell table:style-name="ce18" table:formula="of:=[.B42]^(3/2)" office:value-type="float" office:value="2618.96926289714">
            <text:p>2619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2" office:value-type="float" office:value="47">
            <text:p>47</text:p>
          </table:table-cell>
          <table:table-cell table:style-name="ce53" table:formula="of:=([.C42]*10^(-3))*3*10^9" office:value-type="float" office:value="56400000">
            <text:p>5,64E+007</text:p>
          </table:table-cell>
          <table:table-cell table:style-name="ce56" table:formula="of:=([.B42]/300)^(3/2)" office:value-type="float" office:value="0.50402086964434">
            <text:p>5,04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200">
            <text:p>200</text:p>
          </table:table-cell>
          <table:table-cell table:formula="of:=[.I43]*60/150" office:value-type="float" office:value="20">
            <text:p>20</text:p>
          </table:table-cell>
          <table:table-cell table:style-name="ce18" table:formula="of:=[.B43]^(3/2)" office:value-type="float" office:value="2828.42712474619">
            <text:p>2828</text:p>
          </table:table-cell>
          <table:covered-table-cell table:style-name="ce28"/>
          <table:covered-table-cell table:style-name="ce38"/>
          <table:covered-table-cell table:style-name="ce21"/>
          <table:table-cell/>
          <table:table-cell table:style-name="ce43" office:value-type="float" office:value="50">
            <text:p>50</text:p>
          </table:table-cell>
          <table:table-cell table:style-name="ce54" table:formula="of:=([.C43]*10^(-3))*3*10^9" office:value-type="float" office:value="60000000">
            <text:p>6,00E+007</text:p>
          </table:table-cell>
          <table:table-cell table:style-name="ce56" table:formula="of:=([.B43]/300)^(3/2)" office:value-type="float" office:value="0.544331053951817">
            <text:p>5,44E-001</text:p>
          </table:table-cell>
          <table:table-cell/>
        </table:table-row>
        <table:table-row table:style-name="ro2">
          <table:table-cell table:style-name="ce7" office:value-type="float" office:value="1.75" table:number-columns-spanned="1" table:number-rows-spanned="21">
            <text:p>1,75</text:p>
          </table:table-cell>
          <table:table-cell table:style-name="ce12" office:value-type="float" office:value="0">
            <text:p>0</text:p>
          </table:table-cell>
          <table:table-cell table:formula="of:=[.I44]*60/150" office:value-type="float" office:value="0">
            <text:p>0</text:p>
          </table:table-cell>
          <table:table-cell table:style-name="ce16" table:formula="of:=[.B44]^(3/2)" office:value-type="float" office:value="0">
            <text:p>0</text:p>
          </table:table-cell>
          <table:table-cell table:style-name="ce30" table:formula="of:=1.61*10^8" office:value-type="float" office:value="161000000" table:number-columns-spanned="1" table:number-rows-spanned="21">
            <text:p>1,61E+008</text:p>
          </table:table-cell>
          <table:table-cell table:style-name="ce27" table:formula="of:=((9*0.95*0.98*[.E44])/(2*SQRT(2)*0.9))^2" office:value-type="float" office:value="2.808413985125E+017" table:number-columns-spanned="1" table:number-rows-spanned="21">
            <text:p>2,81E+017</text:p>
          </table:table-cell>
          <table:covered-table-cell table:style-name="ce49"/>
          <table:table-cell/>
          <table:table-cell table:style-name="ce42" office:value-type="float" office:value="0">
            <text:p>0</text:p>
          </table:table-cell>
          <table:table-cell table:style-name="ce51" table:formula="of:=([.C44]*10^(-3))*3*10^9" office:value-type="float" office:value="0">
            <text:p>0,00E+000</text:p>
          </table:table-cell>
          <table:table-cell table:style-name="ce52" table:formula="of:=([.B44]/300)^(3/2)" office:value-type="float" office:value="0">
            <text:p>0,00E+000</text:p>
          </table:table-cell>
          <table:table-cell/>
        </table:table-row>
        <table:table-row table:style-name="ro2">
          <table:covered-table-cell table:style-name="ce6"/>
          <table:table-cell office:value-type="float" office:value="10">
            <text:p>10</text:p>
          </table:table-cell>
          <table:table-cell table:formula="of:=[.I45]*1.5/150" office:value-type="float" office:value="0.55">
            <text:p>0,55</text:p>
          </table:table-cell>
          <table:table-cell table:style-name="ce18" table:formula="of:=[.B45]^(3/2)" office:value-type="float" office:value="31.6227766016838">
            <text:p>32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55">
            <text:p>55</text:p>
          </table:table-cell>
          <table:table-cell table:style-name="ce51" table:formula="of:=([.C45]*10^(-3))*3*10^9" office:value-type="float" office:value="1650000">
            <text:p>1,65E+006</text:p>
          </table:table-cell>
          <table:table-cell table:style-name="ce53" table:formula="of:=([.B45]/300)^(3/2)" office:value-type="float" office:value="0.00608580619450185">
            <text:p>6,09E-003</text:p>
          </table:table-cell>
          <table:table-cell>
            <draw:frame table:end-cell-address="Лист1.S65" table:end-x="0.278cm" table:end-y="0.122cm" draw:z-index="4" draw:style-name="gr2" draw:text-style-name="P1" svg:width="16.002cm" svg:height="9.006cm" svg:x="0.083cm" svg:y="0.149cm">
              <draw:object draw:notify-on-update-of-ranges="Лист1.K44:Лист1.K64 Лист1.J44:Лист1.J6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covered-table-cell table:style-name="ce6"/>
          <table:table-cell office:value-type="float" office:value="20">
            <text:p>20</text:p>
          </table:table-cell>
          <table:table-cell table:formula="of:=[.I46]*1.5/150" office:value-type="float" office:value="1.03">
            <text:p>1,03</text:p>
          </table:table-cell>
          <table:table-cell table:style-name="ce18" table:formula="of:=[.B46]^(3/2)" office:value-type="float" office:value="89.4427190999916">
            <text:p>89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103">
            <text:p>103</text:p>
          </table:table-cell>
          <table:table-cell table:style-name="ce51" table:formula="of:=([.C46]*10^(-3))*3*10^9" office:value-type="float" office:value="3090000">
            <text:p>3,09E+006</text:p>
          </table:table-cell>
          <table:table-cell table:style-name="ce53" table:formula="of:=([.B46]/300)^(3/2)" office:value-type="float" office:value="0.0172132593164774">
            <text:p>1,72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30">
            <text:p>30</text:p>
          </table:table-cell>
          <table:table-cell table:formula="of:=[.I47]*6/150" office:value-type="float" office:value="2.16">
            <text:p>2,16</text:p>
          </table:table-cell>
          <table:table-cell table:style-name="ce18" table:formula="of:=[.B47]^(3/2)" office:value-type="float" office:value="164.31676725155">
            <text:p>164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54">
            <text:p>54</text:p>
          </table:table-cell>
          <table:table-cell table:style-name="ce51" table:formula="of:=([.C47]*10^(-3))*3*10^9" office:value-type="float" office:value="6480000">
            <text:p>6,48E+006</text:p>
          </table:table-cell>
          <table:table-cell table:style-name="ce53" table:formula="of:=([.B47]/300)^(3/2)" office:value-type="float" office:value="0.0316227766016838">
            <text:p>3,16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40">
            <text:p>40</text:p>
          </table:table-cell>
          <table:table-cell table:formula="of:=[.I48]*6/150" office:value-type="float" office:value="3.08">
            <text:p>3,08</text:p>
          </table:table-cell>
          <table:table-cell table:style-name="ce18" table:formula="of:=[.B48]^(3/2)" office:value-type="float" office:value="252.98221281347">
            <text:p>253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77">
            <text:p>77</text:p>
          </table:table-cell>
          <table:table-cell table:style-name="ce51" table:formula="of:=([.C48]*10^(-3))*3*10^9" office:value-type="float" office:value="9240000">
            <text:p>9,24E+006</text:p>
          </table:table-cell>
          <table:table-cell table:style-name="ce53" table:formula="of:=([.B48]/300)^(3/2)" office:value-type="float" office:value="0.0486864495560148">
            <text:p>4,87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50">
            <text:p>50</text:p>
          </table:table-cell>
          <table:table-cell table:formula="of:=[.I49]*6/150" office:value-type="float" office:value="4.32">
            <text:p>4,32</text:p>
          </table:table-cell>
          <table:table-cell table:style-name="ce18" table:formula="of:=[.B49]^(3/2)" office:value-type="float" office:value="353.553390593274">
            <text:p>354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108">
            <text:p>108</text:p>
          </table:table-cell>
          <table:table-cell table:style-name="ce51" table:formula="of:=([.C49]*10^(-3))*3*10^9" office:value-type="float" office:value="12960000">
            <text:p>1,30E+007</text:p>
          </table:table-cell>
          <table:table-cell table:style-name="ce53" table:formula="of:=([.B49]/300)^(3/2)" office:value-type="float" office:value="0.0680413817439772">
            <text:p>6,80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60">
            <text:p>60</text:p>
          </table:table-cell>
          <table:table-cell table:formula="of:=[.I50]*6/150" office:value-type="float" office:value="5.44">
            <text:p>5,44</text:p>
          </table:table-cell>
          <table:table-cell table:style-name="ce18" table:formula="of:=[.B50]^(3/2)" office:value-type="float" office:value="464.75800154489">
            <text:p>465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136">
            <text:p>136</text:p>
          </table:table-cell>
          <table:table-cell table:style-name="ce51" table:formula="of:=([.C50]*10^(-3))*3*10^9" office:value-type="float" office:value="16320000">
            <text:p>1,63E+007</text:p>
          </table:table-cell>
          <table:table-cell table:style-name="ce53" table:formula="of:=([.B50]/300)^(3/2)" office:value-type="float" office:value="0.0894427190999916">
            <text:p>8,94E-002</text:p>
          </table:table-cell>
          <table:table-cell/>
        </table:table-row>
        <table:table-row table:style-name="ro2">
          <table:covered-table-cell table:style-name="ce6"/>
          <table:table-cell office:value-type="float" office:value="70">
            <text:p>70</text:p>
          </table:table-cell>
          <table:table-cell table:formula="of:=[.I51]*15/150" office:value-type="float" office:value="7">
            <text:p>7</text:p>
          </table:table-cell>
          <table:table-cell table:style-name="ce18" table:formula="of:=[.B51]^(3/2)" office:value-type="float" office:value="585.662018573853">
            <text:p>586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70">
            <text:p>70</text:p>
          </table:table-cell>
          <table:table-cell table:style-name="ce51" table:formula="of:=([.C51]*10^(-3))*3*10^9" office:value-type="float" office:value="21000000">
            <text:p>2,10E+007</text:p>
          </table:table-cell>
          <table:table-cell table:style-name="ce53" table:formula="of:=([.B51]/300)^(3/2)" office:value-type="float" office:value="0.112710708025918">
            <text:p>1,13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80">
            <text:p>80</text:p>
          </table:table-cell>
          <table:table-cell table:formula="of:=[.I52]*15/150" office:value-type="float" office:value="8.2">
            <text:p>8,2</text:p>
          </table:table-cell>
          <table:table-cell table:style-name="ce18" table:formula="of:=[.B52]^(3/2)" office:value-type="float" office:value="715.541752799933">
            <text:p>716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82">
            <text:p>82</text:p>
          </table:table-cell>
          <table:table-cell table:style-name="ce51" table:formula="of:=([.C52]*10^(-3))*3*10^9" office:value-type="float" office:value="24600000">
            <text:p>2,46E+007</text:p>
          </table:table-cell>
          <table:table-cell table:style-name="ce53" table:formula="of:=([.B52]/300)^(3/2)" office:value-type="float" office:value="0.137706074531819">
            <text:p>1,38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90">
            <text:p>90</text:p>
          </table:table-cell>
          <table:table-cell table:formula="of:=[.I53]*15/150" office:value-type="float" office:value="9.7">
            <text:p>9,7</text:p>
          </table:table-cell>
          <table:table-cell table:style-name="ce18" table:formula="of:=[.B53]^(3/2)" office:value-type="float" office:value="853.814968245462">
            <text:p>854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97">
            <text:p>97</text:p>
          </table:table-cell>
          <table:table-cell table:style-name="ce51" table:formula="of:=([.C53]*10^(-3))*3*10^9" office:value-type="float" office:value="29100000">
            <text:p>2,91E+007</text:p>
          </table:table-cell>
          <table:table-cell table:style-name="ce53" table:formula="of:=([.B53]/300)^(3/2)" office:value-type="float" office:value="0.16431676725155">
            <text:p>1,64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00">
            <text:p>100</text:p>
          </table:table-cell>
          <table:table-cell table:formula="of:=[.I54]*15/150" office:value-type="float" office:value="10.1">
            <text:p>10,1</text:p>
          </table:table-cell>
          <table:table-cell table:style-name="ce18" table:formula="of:=[.B54]^(3/2)" office:value-type="float" office:value="1000">
            <text:p>1000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101">
            <text:p>101</text:p>
          </table:table-cell>
          <table:table-cell table:style-name="ce51" table:formula="of:=([.C54]*10^(-3))*3*10^9" office:value-type="float" office:value="30300000">
            <text:p>3,03E+007</text:p>
          </table:table-cell>
          <table:table-cell table:style-name="ce53" table:formula="of:=([.B54]/300)^(3/2)" office:value-type="float" office:value="0.192450089729875">
            <text:p>1,92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10">
            <text:p>110</text:p>
          </table:table-cell>
          <table:table-cell table:formula="of:=[.I55]*15/150" office:value-type="float" office:value="12.6">
            <text:p>12,6</text:p>
          </table:table-cell>
          <table:table-cell table:style-name="ce18" table:formula="of:=[.B55]^(3/2)" office:value-type="float" office:value="1153.68973298717">
            <text:p>1154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126">
            <text:p>126</text:p>
          </table:table-cell>
          <table:table-cell table:style-name="ce51" table:formula="of:=([.C55]*10^(-3))*3*10^9" office:value-type="float" office:value="37800000">
            <text:p>3,78E+007</text:p>
          </table:table-cell>
          <table:table-cell table:style-name="ce53" table:formula="of:=([.B55]/300)^(3/2)" office:value-type="float" office:value="0.222027692633816">
            <text:p>2,22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20">
            <text:p>120</text:p>
          </table:table-cell>
          <table:table-cell table:formula="of:=[.I56]*15/150" office:value-type="float" office:value="14.3">
            <text:p>14,3</text:p>
          </table:table-cell>
          <table:table-cell table:style-name="ce18" table:formula="of:=[.B56]^(3/2)" office:value-type="float" office:value="1314.5341380124">
            <text:p>1315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143">
            <text:p>143</text:p>
          </table:table-cell>
          <table:table-cell table:style-name="ce51" table:formula="of:=([.C56]*10^(-3))*3*10^9" office:value-type="float" office:value="42900000">
            <text:p>4,29E+007</text:p>
          </table:table-cell>
          <table:table-cell table:style-name="ce53" table:formula="of:=([.B56]/300)^(3/2)" office:value-type="float" office:value="0.25298221281347">
            <text:p>2,53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30">
            <text:p>130</text:p>
          </table:table-cell>
          <table:table-cell table:formula="of:=[.I57]*60/150" office:value-type="float" office:value="16.4">
            <text:p>16,4</text:p>
          </table:table-cell>
          <table:table-cell table:style-name="ce18" table:formula="of:=[.B57]^(3/2)" office:value-type="float" office:value="1482.22805262888">
            <text:p>1482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41">
            <text:p>41</text:p>
          </table:table-cell>
          <table:table-cell table:style-name="ce51" table:formula="of:=([.C57]*10^(-3))*3*10^9" office:value-type="float" office:value="49200000">
            <text:p>4,92E+007</text:p>
          </table:table-cell>
          <table:table-cell table:style-name="ce53" table:formula="of:=([.B57]/300)^(3/2)" office:value-type="float" office:value="0.285254921728566">
            <text:p>2,85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40">
            <text:p>140</text:p>
          </table:table-cell>
          <table:table-cell table:formula="of:=[.I58]*60/150" office:value-type="float" office:value="18.4">
            <text:p>18,4</text:p>
          </table:table-cell>
          <table:table-cell table:style-name="ce18" table:formula="of:=[.B58]^(3/2)" office:value-type="float" office:value="1656.50233926789">
            <text:p>1657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46">
            <text:p>46</text:p>
          </table:table-cell>
          <table:table-cell table:style-name="ce51" table:formula="of:=([.C58]*10^(-3))*3*10^9" office:value-type="float" office:value="55200000">
            <text:p>5,52E+007</text:p>
          </table:table-cell>
          <table:table-cell table:style-name="ce53" table:formula="of:=([.B58]/300)^(3/2)" office:value-type="float" office:value="0.318794023829854">
            <text:p>3,19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50">
            <text:p>150</text:p>
          </table:table-cell>
          <table:table-cell table:formula="of:=[.I59]*60/150" office:value-type="float" office:value="20.4">
            <text:p>20,4</text:p>
          </table:table-cell>
          <table:table-cell table:style-name="ce18" table:formula="of:=[.B59]^(3/2)" office:value-type="float" office:value="1837.11730708738">
            <text:p>1837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51">
            <text:p>51</text:p>
          </table:table-cell>
          <table:table-cell table:style-name="ce51" table:formula="of:=([.C59]*10^(-3))*3*10^9" office:value-type="float" office:value="61200000">
            <text:p>6,12E+007</text:p>
          </table:table-cell>
          <table:table-cell table:style-name="ce53" table:formula="of:=([.B59]/300)^(3/2)" office:value-type="float" office:value="0.353553390593274">
            <text:p>3,54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60">
            <text:p>160</text:p>
          </table:table-cell>
          <table:table-cell table:formula="of:=[.I60]*60/150" office:value-type="float" office:value="22">
            <text:p>22</text:p>
          </table:table-cell>
          <table:table-cell table:style-name="ce18" table:formula="of:=[.B60]^(3/2)" office:value-type="float" office:value="2023.85770250776">
            <text:p>2024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55">
            <text:p>55</text:p>
          </table:table-cell>
          <table:table-cell table:style-name="ce51" table:formula="of:=([.C60]*10^(-3))*3*10^9" office:value-type="float" office:value="66000000">
            <text:p>6,60E+007</text:p>
          </table:table-cell>
          <table:table-cell table:style-name="ce53" table:formula="of:=([.B60]/300)^(3/2)" office:value-type="float" office:value="0.389491596448118">
            <text:p>3,89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70">
            <text:p>170</text:p>
          </table:table-cell>
          <table:table-cell table:formula="of:=[.I61]*60/150" office:value-type="float" office:value="23.6">
            <text:p>23,6</text:p>
          </table:table-cell>
          <table:table-cell table:style-name="ce18" table:formula="of:=[.B61]^(3/2)" office:value-type="float" office:value="2216.5288177689">
            <text:p>2217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59">
            <text:p>59</text:p>
          </table:table-cell>
          <table:table-cell table:style-name="ce51" table:formula="of:=([.C61]*10^(-3))*3*10^9" office:value-type="float" office:value="70800000">
            <text:p>7,08E+007</text:p>
          </table:table-cell>
          <table:table-cell table:style-name="ce53" table:formula="of:=([.B61]/300)^(3/2)" office:value-type="float" office:value="0.426571169868479">
            <text:p>4,27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80">
            <text:p>180</text:p>
          </table:table-cell>
          <table:table-cell table:formula="of:=[.I62]*60/150" office:value-type="float" office:value="25.2">
            <text:p>25,2</text:p>
          </table:table-cell>
          <table:table-cell table:style-name="ce18" table:formula="of:=[.B62]^(3/2)" office:value-type="float" office:value="2414.95341569977">
            <text:p>2415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63">
            <text:p>63</text:p>
          </table:table-cell>
          <table:table-cell table:style-name="ce51" table:formula="of:=([.C62]*10^(-3))*3*10^9" office:value-type="float" office:value="75600000">
            <text:p>7,56E+007</text:p>
          </table:table-cell>
          <table:table-cell table:style-name="ce53" table:formula="of:=([.B62]/300)^(3/2)" office:value-type="float" office:value="0.46475800154489">
            <text:p>4,65E-001</text:p>
          </table:table-cell>
          <table:table-cell/>
        </table:table-row>
        <table:table-row table:style-name="ro2">
          <table:covered-table-cell table:style-name="ce6"/>
          <table:table-cell office:value-type="float" office:value="190">
            <text:p>190</text:p>
          </table:table-cell>
          <table:table-cell table:formula="of:=[.I63]*60/150" office:value-type="float" office:value="26.8">
            <text:p>26,8</text:p>
          </table:table-cell>
          <table:table-cell table:style-name="ce18" table:formula="of:=[.B63]^(3/2)" office:value-type="float" office:value="2618.96926289714">
            <text:p>2619</text:p>
          </table:table-cell>
          <table:covered-table-cell table:style-name="ce17"/>
          <table:covered-table-cell table:style-name="ce13"/>
          <table:covered-table-cell table:style-name="ce21"/>
          <table:table-cell/>
          <table:table-cell table:style-name="ce42" office:value-type="float" office:value="67">
            <text:p>67</text:p>
          </table:table-cell>
          <table:table-cell table:style-name="ce51" table:formula="of:=([.C63]*10^(-3))*3*10^9" office:value-type="float" office:value="80400000">
            <text:p>8,04E+007</text:p>
          </table:table-cell>
          <table:table-cell table:style-name="ce53" table:formula="of:=([.B63]/300)^(3/2)" office:value-type="float" office:value="0.50402086964434">
            <text:p>5,04E-001</text:p>
          </table:table-cell>
          <table:table-cell/>
        </table:table-row>
        <table:table-row table:style-name="ro2">
          <table:covered-table-cell table:style-name="ce8"/>
          <table:table-cell table:style-name="ce14" office:value-type="float" office:value="200">
            <text:p>200</text:p>
          </table:table-cell>
          <table:table-cell table:formula="of:=[.I64]*60/150" office:value-type="float" office:value="28.8">
            <text:p>28,8</text:p>
          </table:table-cell>
          <table:table-cell table:style-name="ce19" table:formula="of:=[.B64]^(3/2)" office:value-type="float" office:value="2828.42712474619">
            <text:p>2828</text:p>
          </table:table-cell>
          <table:covered-table-cell table:style-name="ce31"/>
          <table:covered-table-cell table:style-name="ce14"/>
          <table:covered-table-cell table:style-name="ce23"/>
          <table:table-cell/>
          <table:table-cell table:style-name="ce43" office:value-type="float" office:value="72">
            <text:p>72</text:p>
          </table:table-cell>
          <table:table-cell table:style-name="ce55" table:formula="of:=([.C64]*10^(-3))*3*10^9" office:value-type="float" office:value="86400000">
            <text:p>8,64E+007</text:p>
          </table:table-cell>
          <table:table-cell table:style-name="ce54" table:formula="of:=([.B64]/300)^(3/2)" office:value-type="float" office:value="0.544331053951817">
            <text:p>5,44E-001</text:p>
          </table:table-cell>
          <table:table-cell/>
        </table:table-row>
        <table:table-row table:style-name="ro2" table:number-rows-repeated="4"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table:style-name="ce9" office:value-type="string">
            <text:p>U<text:span text:style-name="T1">a</text:span>, B</text:p>
          </table:table-cell>
          <table:table-cell table:style-name="ce15" office:value-type="string">
            <text:p>I<text:span text:style-name="T1">c</text:span>, A</text:p>
          </table:table-cell>
          <table:table-cell table:style-name="ce15" office:value-type="string">
            <text:p>I<text:span text:style-name="T1">a</text:span>, мA</text:p>
          </table:table-cell>
          <table:table-cell table:style-name="ce20" office:value-type="string">
            <text:p>В, Вб</text:p>
          </table:table-cell>
          <table:table-cell table:style-name="ce32">
            <draw:frame table:end-cell-address="Лист1.E69" table:end-x="1.304cm" table:end-y="0.871cm" draw:z-index="8" draw:style-name="gr1" draw:text-style-name="P1" svg:width="0.607cm" svg:height="0.741cm" svg:x="0.697cm" svg:y="0.13cm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style-name="ce40" office:value-type="string">
            <office:annotation draw:style-name="gr3" draw:text-style-name="P2" svg:width="2.899cm" svg:height="1.386cm" svg:x="14.148cm" svg:y="29.91cm" draw:caption-point-x="-0.61cm" draw:caption-point-y="1.511cm">
              <dc:creator>Е.Г.</dc:creator>
              <dc:date>2014-12-24T00:00:00</dc:date>
              <text:p text:style-name="P2">Измерения без учета цены деления </text:p>
            </office:annotation>
            <text:p>I<text:span text:style-name="T1">a</text:span></text:p>
          </table:table-cell>
          <table:table-cell/>
          <table:table-cell>
            <draw:frame table:end-cell-address="Лист1.K79" table:end-x="0.837cm" table:end-y="0.268cm" draw:z-index="5" draw:style-name="gr2" draw:text-style-name="P1" svg:width="7.359cm" svg:height="4.918cm" svg:x="0.253cm" svg:y="0.438cm">
              <draw:object draw:notify-on-update-of-ranges="Лист1.D70:Лист1.D79 Лист1.C70:Лист1.C7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style-name="ce10" office:value-type="float" office:value="15" table:number-columns-spanned="1" table:number-rows-spanned="10">
            <text:p>15</text:p>
          </table:table-cell>
          <table:table-cell office:value-type="float" office:value="0.05">
            <text:p>0,05</text:p>
          </table:table-cell>
          <table:table-cell table:formula="of:=[.F70]*1.5/150" office:value-type="float" office:value="0.65">
            <text:p>0,65</text:p>
          </table:table-cell>
          <table:table-cell table:style-name="ce21" table:formula="of:=0.24*(4*PI()*10^-7)*1900*[.B70]/(2*10^(-2))" office:value-type="float" office:value="0.00143256625003695">
            <text:p>0,0014325663</text:p>
          </table:table-cell>
          <table:table-cell table:style-name="ce33" table:formula="of:=2.5851*10^10" office:value-type="float" office:value="25851000000" table:number-columns-spanned="1" table:number-rows-spanned="10">
            <text:p>2,59E+010</text:p>
          </table:table-cell>
          <table:table-cell table:style-name="ce41" office:value-type="float" office:value="65">
            <text:p>65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1">
            <text:p>0,1</text:p>
          </table:table-cell>
          <table:table-cell table:formula="of:=[.F71]*1.5/150" office:value-type="float" office:value="0.64">
            <text:p>0,64</text:p>
          </table:table-cell>
          <table:table-cell table:style-name="ce21" table:formula="of:=0.24*(4*PI()*10^-7)*1900*[.B71]/(2*10^(-2))" office:value-type="float" office:value="0.00286513250007389">
            <text:p>0,0028651325</text:p>
          </table:table-cell>
          <table:covered-table-cell table:style-name="ce34"/>
          <table:table-cell table:style-name="ce42" office:value-type="float" office:value="64">
            <text:p>64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15">
            <text:p>0,15</text:p>
          </table:table-cell>
          <table:table-cell table:formula="of:=[.F72]*1.5/150" office:value-type="float" office:value="0.61">
            <text:p>0,61</text:p>
          </table:table-cell>
          <table:table-cell table:style-name="ce21" table:formula="of:=0.24*(4*PI()*10^-7)*1900*[.B72]/(2*10^(-2))" office:value-type="float" office:value="0.00429769875011084">
            <text:p>0,0042976988</text:p>
          </table:table-cell>
          <table:covered-table-cell table:style-name="ce34"/>
          <table:table-cell table:style-name="ce42" office:value-type="float" office:value="61">
            <text:p>61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2">
            <text:p>0,2</text:p>
          </table:table-cell>
          <table:table-cell table:formula="of:=[.F73]*1.5/150" office:value-type="float" office:value="0.53">
            <text:p>0,53</text:p>
          </table:table-cell>
          <table:table-cell table:style-name="ce21" table:formula="of:=0.24*(4*PI()*10^-7)*1900*[.B73]/(2*10^(-2))" office:value-type="float" office:value="0.00573026500014778">
            <text:p>0,005730265</text:p>
          </table:table-cell>
          <table:covered-table-cell table:style-name="ce34"/>
          <table:table-cell table:style-name="ce42" office:value-type="float" office:value="53">
            <text:p>53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25">
            <text:p>0,25</text:p>
          </table:table-cell>
          <table:table-cell table:formula="of:=[.F74]*1.5/150" office:value-type="float" office:value="0.42">
            <text:p>0,42</text:p>
          </table:table-cell>
          <table:table-cell table:style-name="ce22" table:formula="of:=0.24*(4*PI()*10^-7)*1900*[.B74]/(2*10^(-2))" office:value-type="float" office:value="0.00716283125018473">
            <text:p>0,0071628313</text:p>
          </table:table-cell>
          <table:covered-table-cell table:style-name="ce34"/>
          <table:table-cell table:style-name="ce42" office:value-type="float" office:value="42">
            <text:p>42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3">
            <text:p>0,3</text:p>
          </table:table-cell>
          <table:table-cell table:formula="of:=[.F75]*1.5/150" office:value-type="float" office:value="0.35">
            <text:p>0,35</text:p>
          </table:table-cell>
          <table:table-cell table:style-name="ce21" table:formula="of:=0.24*(4*PI()*10^-7)*1900*[.B75]/(2*10^(-2))" office:value-type="float" office:value="0.00859539750022168">
            <text:p>0,0085953975</text:p>
          </table:table-cell>
          <table:covered-table-cell table:style-name="ce34"/>
          <table:table-cell table:style-name="ce42" office:value-type="float" office:value="35">
            <text:p>35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35">
            <text:p>0,35</text:p>
          </table:table-cell>
          <table:table-cell table:formula="of:=[.F76]*1.5/150" office:value-type="float" office:value="0.3">
            <text:p>0,3</text:p>
          </table:table-cell>
          <table:table-cell table:style-name="ce21" table:formula="of:=0.24*(4*PI()*10^-7)*1900*[.B76]/(2*10^(-2))" office:value-type="float" office:value="0.0100279637502586">
            <text:p>0,0100279638</text:p>
          </table:table-cell>
          <table:covered-table-cell table:style-name="ce34"/>
          <table:table-cell table:style-name="ce42" office:value-type="float" office:value="30">
            <text:p>30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4">
            <text:p>0,4</text:p>
          </table:table-cell>
          <table:table-cell table:formula="of:=[.F77]*1.5/150" office:value-type="float" office:value="0.27">
            <text:p>0,27</text:p>
          </table:table-cell>
          <table:table-cell table:style-name="ce21" table:formula="of:=0.24*(4*PI()*10^-7)*1900*[.B77]/(2*10^(-2))" office:value-type="float" office:value="0.0114605300002956">
            <text:p>0,01146053</text:p>
          </table:table-cell>
          <table:covered-table-cell table:style-name="ce34"/>
          <table:table-cell table:style-name="ce42" office:value-type="float" office:value="27">
            <text:p>27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45">
            <text:p>0,45</text:p>
          </table:table-cell>
          <table:table-cell table:formula="of:=[.F78]*1.5/150" office:value-type="float" office:value="0.24">
            <text:p>0,24</text:p>
          </table:table-cell>
          <table:table-cell table:style-name="ce21" table:formula="of:=0.24*(4*PI()*10^-7)*1900*[.B78]/(2*10^(-2))" office:value-type="float" office:value="0.0128930962503325">
            <text:p>0,0128930963</text:p>
          </table:table-cell>
          <table:covered-table-cell table:style-name="ce34"/>
          <table:table-cell table:style-name="ce42" office:value-type="float" office:value="24">
            <text:p>24</text:p>
          </table:table-cell>
          <table:table-cell table:number-columns-repeated="6"/>
        </table:table-row>
        <table:table-row table:style-name="ro4">
          <table:covered-table-cell table:style-name="ce10"/>
          <table:table-cell table:style-name="ce14" office:value-type="float" office:value="0.5">
            <text:p>0,5</text:p>
          </table:table-cell>
          <table:table-cell table:style-name="ce14" table:formula="of:=[.F79]*1.5/150" office:value-type="float" office:value="0.21">
            <text:p>0,21</text:p>
          </table:table-cell>
          <table:table-cell table:style-name="ce23" table:formula="of:=0.24*(4*PI()*10^-7)*1900*[.B79]/(2*10^(-2))" office:value-type="float" office:value="0.0143256625003695">
            <text:p>0,0143256625</text:p>
          </table:table-cell>
          <table:covered-table-cell table:style-name="ce35"/>
          <table:table-cell table:style-name="ce43" office:value-type="float" office:value="21">
            <text:p>21</text:p>
          </table:table-cell>
          <table:table-cell table:number-columns-repeated="6"/>
        </table:table-row>
        <table:table-row table:style-name="ro2">
          <table:table-cell table:style-name="ce7" office:value-type="float" office:value="20" table:number-columns-spanned="1" table:number-rows-spanned="10">
            <text:p>20</text:p>
          </table:table-cell>
          <table:table-cell table:style-name="ce12" office:value-type="float" office:value="0.05">
            <text:p>0,05</text:p>
          </table:table-cell>
          <table:table-cell table:style-name="ce12" table:formula="of:=[.F80]*1.5/150" office:value-type="float" office:value="1.05">
            <text:p>1,05</text:p>
          </table:table-cell>
          <table:table-cell table:style-name="ce24" table:formula="of:=0.24*(4*PI()*10^-7)*1900*[.B80]/(2*10^(-2))" office:value-type="float" office:value="0.00143256625003695">
            <text:p>0,0014325663</text:p>
          </table:table-cell>
          <table:table-cell table:style-name="ce36" table:formula="of:=5.3819*10^10" office:value-type="float" office:value="53819000000" table:number-columns-spanned="1" table:number-rows-spanned="10">
            <text:p>5,38E+010</text:p>
          </table:table-cell>
          <table:table-cell table:style-name="ce41" office:value-type="float" office:value="105">
            <text:p>105</text:p>
          </table:table-cell>
          <table:table-cell/>
          <table:table-cell>
            <draw:frame table:end-cell-address="Лист1.K89" table:end-x="0.474cm" table:end-y="1.135cm" draw:z-index="6" draw:style-name="gr2" draw:text-style-name="P1" svg:width="6.746cm" svg:height="5.184cm" svg:x="0.503cm" svg:y="0.016cm">
              <draw:object draw:notify-on-update-of-ranges="Лист1.D80:Лист1.D89 Лист1.C80:Лист1.C8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2">
          <table:covered-table-cell table:style-name="ce5"/>
          <table:table-cell office:value-type="float" office:value="0.1">
            <text:p>0,1</text:p>
          </table:table-cell>
          <table:table-cell table:formula="of:=[.F81]*1.5/150" office:value-type="float" office:value="1.04">
            <text:p>1,04</text:p>
          </table:table-cell>
          <table:table-cell table:style-name="ce21" table:formula="of:=0.24*(4*PI()*10^-7)*1900*[.B81]/(2*10^(-2))" office:value-type="float" office:value="0.00286513250007389">
            <text:p>0,0028651325</text:p>
          </table:table-cell>
          <table:covered-table-cell table:style-name="ce37"/>
          <table:table-cell table:style-name="ce42" office:value-type="float" office:value="104">
            <text:p>104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15">
            <text:p>0,15</text:p>
          </table:table-cell>
          <table:table-cell table:formula="of:=[.F82]*1.5/150" office:value-type="float" office:value="1.01">
            <text:p>1,01</text:p>
          </table:table-cell>
          <table:table-cell table:style-name="ce21" table:formula="of:=0.24*(4*PI()*10^-7)*1900*[.B82]/(2*10^(-2))" office:value-type="float" office:value="0.00429769875011084">
            <text:p>0,0042976988</text:p>
          </table:table-cell>
          <table:covered-table-cell table:style-name="ce37"/>
          <table:table-cell table:style-name="ce42" office:value-type="float" office:value="101">
            <text:p>101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2">
            <text:p>0,2</text:p>
          </table:table-cell>
          <table:table-cell table:formula="of:=[.F83]*1.5/150" office:value-type="float" office:value="0.89">
            <text:p>0,89</text:p>
          </table:table-cell>
          <table:table-cell table:style-name="ce25" table:formula="of:=0.24*(4*PI()*10^-7)*1900*[.B83]/(2*10^(-2))" office:value-type="float" office:value="0.00573026500014778">
            <text:p>0,005730265</text:p>
          </table:table-cell>
          <table:covered-table-cell table:style-name="ce37"/>
          <table:table-cell table:style-name="ce42" office:value-type="float" office:value="89">
            <text:p>89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25">
            <text:p>0,25</text:p>
          </table:table-cell>
          <table:table-cell table:formula="of:=[.F84]*1.5/150" office:value-type="float" office:value="0.69">
            <text:p>0,69</text:p>
          </table:table-cell>
          <table:table-cell table:style-name="ce26" table:formula="of:=0.24*(4*PI()*10^-7)*1900*[.B84]/(2*10^(-2))" office:value-type="float" office:value="0.00716283125018473">
            <text:p>0,0071628313</text:p>
          </table:table-cell>
          <table:covered-table-cell table:style-name="ce37"/>
          <table:table-cell table:style-name="ce42" office:value-type="float" office:value="69">
            <text:p>69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3">
            <text:p>0,3</text:p>
          </table:table-cell>
          <table:table-cell table:formula="of:=[.F85]*1.5/150" office:value-type="float" office:value="0.59">
            <text:p>0,59</text:p>
          </table:table-cell>
          <table:table-cell table:style-name="ce21" table:formula="of:=0.24*(4*PI()*10^-7)*1900*[.B85]/(2*10^(-2))" office:value-type="float" office:value="0.00859539750022168">
            <text:p>0,0085953975</text:p>
          </table:table-cell>
          <table:covered-table-cell table:style-name="ce37"/>
          <table:table-cell table:style-name="ce42" office:value-type="float" office:value="59">
            <text:p>59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35">
            <text:p>0,35</text:p>
          </table:table-cell>
          <table:table-cell table:formula="of:=[.F86]*1.5/150" office:value-type="float" office:value="0.51">
            <text:p>0,51</text:p>
          </table:table-cell>
          <table:table-cell table:style-name="ce21" table:formula="of:=0.24*(4*PI()*10^-7)*1900*[.B86]/(2*10^(-2))" office:value-type="float" office:value="0.0100279637502586">
            <text:p>0,0100279638</text:p>
          </table:table-cell>
          <table:covered-table-cell table:style-name="ce37"/>
          <table:table-cell table:style-name="ce42" office:value-type="float" office:value="51">
            <text:p>51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4">
            <text:p>0,4</text:p>
          </table:table-cell>
          <table:table-cell table:formula="of:=[.F87]*1.5/150" office:value-type="float" office:value="0.45">
            <text:p>0,45</text:p>
          </table:table-cell>
          <table:table-cell table:style-name="ce21" table:formula="of:=0.24*(4*PI()*10^-7)*1900*[.B87]/(2*10^(-2))" office:value-type="float" office:value="0.0114605300002956">
            <text:p>0,01146053</text:p>
          </table:table-cell>
          <table:covered-table-cell table:style-name="ce37"/>
          <table:table-cell table:style-name="ce42" office:value-type="float" office:value="45">
            <text:p>45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45">
            <text:p>0,45</text:p>
          </table:table-cell>
          <table:table-cell table:formula="of:=[.F88]*1.5/150" office:value-type="float" office:value="0.4">
            <text:p>0,4</text:p>
          </table:table-cell>
          <table:table-cell table:style-name="ce21" table:formula="of:=0.24*(4*PI()*10^-7)*1900*[.B88]/(2*10^(-2))" office:value-type="float" office:value="0.0128930962503325">
            <text:p>0,0128930963</text:p>
          </table:table-cell>
          <table:covered-table-cell table:style-name="ce37"/>
          <table:table-cell table:style-name="ce42" office:value-type="float" office:value="40">
            <text:p>40</text:p>
          </table:table-cell>
          <table:table-cell table:number-columns-repeated="6"/>
        </table:table-row>
        <table:table-row table:style-name="ro5">
          <table:covered-table-cell table:style-name="ce10"/>
          <table:table-cell table:style-name="ce14" office:value-type="float" office:value="0.5">
            <text:p>0,5</text:p>
          </table:table-cell>
          <table:table-cell table:style-name="ce14" table:formula="of:=[.F89]*1.5/150" office:value-type="float" office:value="0.36">
            <text:p>0,36</text:p>
          </table:table-cell>
          <table:table-cell table:style-name="ce23" table:formula="of:=0.24*(4*PI()*10^-7)*1900*[.B89]/(2*10^(-2))" office:value-type="float" office:value="0.0143256625003695">
            <text:p>0,0143256625</text:p>
          </table:table-cell>
          <table:covered-table-cell table:style-name="ce33"/>
          <table:table-cell table:style-name="ce43" office:value-type="float" office:value="36">
            <text:p>36</text:p>
          </table:table-cell>
          <table:table-cell table:number-columns-repeated="6"/>
        </table:table-row>
        <table:table-row table:style-name="ro2">
          <table:table-cell table:style-name="ce10" office:value-type="float" office:value="25" table:number-columns-spanned="1" table:number-rows-spanned="10">
            <text:p>25</text:p>
          </table:table-cell>
          <table:table-cell office:value-type="float" office:value="0.05">
            <text:p>0,05</text:p>
          </table:table-cell>
          <table:table-cell table:formula="of:=[.F90]*1.5/150" office:value-type="float" office:value="1.47">
            <text:p>1,47</text:p>
          </table:table-cell>
          <table:table-cell table:style-name="ce21" table:formula="of:=0.24*(4*PI()*10^-7)*1900*[.B90]/(2*10^(-2))" office:value-type="float" office:value="0.00143256625003695">
            <text:p>0,0014325663</text:p>
          </table:table-cell>
          <table:table-cell table:style-name="ce33" table:formula="of:=4.3085*10^10" office:value-type="float" office:value="43085000000" table:number-columns-spanned="1" table:number-rows-spanned="10">
            <text:p>4,31E+010</text:p>
          </table:table-cell>
          <table:table-cell table:style-name="ce42" office:value-type="float" office:value="147">
            <text:p>147</text:p>
          </table:table-cell>
          <table:table-cell/>
          <table:table-cell>
            <draw:frame table:end-cell-address="Лист1.K101" table:end-x="0.195cm" table:end-y="0.387cm" draw:z-index="7" draw:style-name="gr2" draw:text-style-name="P1" svg:width="6.384cm" svg:height="5.211cm" svg:x="0.586cm" svg:y="0.144cm">
              <draw:object draw:notify-on-update-of-ranges="Лист1.D90:Лист1.D99 Лист1.C90:Лист1.C9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2">
          <table:covered-table-cell table:style-name="ce5"/>
          <table:table-cell office:value-type="float" office:value="0.1">
            <text:p>0,1</text:p>
          </table:table-cell>
          <table:table-cell table:formula="of:=[.F91]*1.5/150" office:value-type="float" office:value="1.46">
            <text:p>1,46</text:p>
          </table:table-cell>
          <table:table-cell table:style-name="ce21" table:formula="of:=0.24*(4*PI()*10^-7)*1900*[.B91]/(2*10^(-2))" office:value-type="float" office:value="0.00286513250007389">
            <text:p>0,0028651325</text:p>
          </table:table-cell>
          <table:covered-table-cell table:style-name="ce37"/>
          <table:table-cell table:style-name="ce42" office:value-type="float" office:value="146">
            <text:p>146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15">
            <text:p>0,15</text:p>
          </table:table-cell>
          <table:table-cell table:formula="of:=[.F92]*1.5/150" office:value-type="float" office:value="1.43">
            <text:p>1,43</text:p>
          </table:table-cell>
          <table:table-cell table:style-name="ce21" table:formula="of:=0.24*(4*PI()*10^-7)*1900*[.B92]/(2*10^(-2))" office:value-type="float" office:value="0.00429769875011084">
            <text:p>0,0042976988</text:p>
          </table:table-cell>
          <table:covered-table-cell table:style-name="ce37"/>
          <table:table-cell table:style-name="ce42" office:value-type="float" office:value="143">
            <text:p>143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2">
            <text:p>0,2</text:p>
          </table:table-cell>
          <table:table-cell table:formula="of:=[.F93]*1.5/150" office:value-type="float" office:value="1.3">
            <text:p>1,3</text:p>
          </table:table-cell>
          <table:table-cell table:style-name="ce21" table:formula="of:=0.24*(4*PI()*10^-7)*1900*[.B93]/(2*10^(-2))" office:value-type="float" office:value="0.00573026500014778">
            <text:p>0,005730265</text:p>
          </table:table-cell>
          <table:covered-table-cell table:style-name="ce37"/>
          <table:table-cell table:style-name="ce42" office:value-type="float" office:value="130">
            <text:p>130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25">
            <text:p>0,25</text:p>
          </table:table-cell>
          <table:table-cell table:formula="of:=[.F94]*1.5/150" office:value-type="float" office:value="1.05">
            <text:p>1,05</text:p>
          </table:table-cell>
          <table:table-cell table:style-name="ce25" table:formula="of:=0.24*(4*PI()*10^-7)*1900*[.B94]/(2*10^(-2))" office:value-type="float" office:value="0.00716283125018473">
            <text:p>0,0071628313</text:p>
          </table:table-cell>
          <table:covered-table-cell table:style-name="ce37"/>
          <table:table-cell table:style-name="ce42" office:value-type="float" office:value="105">
            <text:p>105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3">
            <text:p>0,3</text:p>
          </table:table-cell>
          <table:table-cell table:formula="of:=[.F95]*1.5/150" office:value-type="float" office:value="0.86">
            <text:p>0,86</text:p>
          </table:table-cell>
          <table:table-cell table:style-name="ce21" table:formula="of:=0.24*(4*PI()*10^-7)*1900*[.B95]/(2*10^(-2))" office:value-type="float" office:value="0.00859539750022168">
            <text:p>0,0085953975</text:p>
          </table:table-cell>
          <table:covered-table-cell table:style-name="ce37"/>
          <table:table-cell table:style-name="ce42" office:value-type="float" office:value="86">
            <text:p>86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35">
            <text:p>0,35</text:p>
          </table:table-cell>
          <table:table-cell table:formula="of:=[.F96]*1.5/150" office:value-type="float" office:value="0.75">
            <text:p>0,75</text:p>
          </table:table-cell>
          <table:table-cell table:style-name="ce21" table:formula="of:=0.24*(4*PI()*10^-7)*1900*[.B96]/(2*10^(-2))" office:value-type="float" office:value="0.0100279637502586">
            <text:p>0,0100279638</text:p>
          </table:table-cell>
          <table:covered-table-cell table:style-name="ce37"/>
          <table:table-cell table:style-name="ce42" office:value-type="float" office:value="75">
            <text:p>75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4">
            <text:p>0,4</text:p>
          </table:table-cell>
          <table:table-cell table:formula="of:=[.F97]*1.5/150" office:value-type="float" office:value="0.67">
            <text:p>0,67</text:p>
          </table:table-cell>
          <table:table-cell table:style-name="ce21" table:formula="of:=0.24*(4*PI()*10^-7)*1900*[.B97]/(2*10^(-2))" office:value-type="float" office:value="0.0114605300002956">
            <text:p>0,01146053</text:p>
          </table:table-cell>
          <table:covered-table-cell table:style-name="ce37"/>
          <table:table-cell table:style-name="ce42" office:value-type="float" office:value="67">
            <text:p>67</text:p>
          </table:table-cell>
          <table:table-cell table:number-columns-repeated="6"/>
        </table:table-row>
        <table:table-row table:style-name="ro2">
          <table:covered-table-cell table:style-name="ce5"/>
          <table:table-cell office:value-type="float" office:value="0.45">
            <text:p>0,45</text:p>
          </table:table-cell>
          <table:table-cell table:formula="of:=[.F98]*1.5/150" office:value-type="float" office:value="0.59">
            <text:p>0,59</text:p>
          </table:table-cell>
          <table:table-cell table:style-name="ce21" table:formula="of:=0.24*(4*PI()*10^-7)*1900*[.B98]/(2*10^(-2))" office:value-type="float" office:value="0.0128930962503325">
            <text:p>0,0128930963</text:p>
          </table:table-cell>
          <table:covered-table-cell table:style-name="ce37"/>
          <table:table-cell table:style-name="ce42" office:value-type="float" office:value="59">
            <text:p>59</text:p>
          </table:table-cell>
          <table:table-cell table:number-columns-repeated="6"/>
        </table:table-row>
        <table:table-row table:style-name="ro2">
          <table:covered-table-cell table:style-name="ce10"/>
          <table:table-cell table:style-name="ce14" office:value-type="float" office:value="0.5">
            <text:p>0,5</text:p>
          </table:table-cell>
          <table:table-cell table:style-name="ce14" table:formula="of:=[.F99]*1.5/150" office:value-type="float" office:value="0.53">
            <text:p>0,53</text:p>
          </table:table-cell>
          <table:table-cell table:style-name="ce23" table:formula="of:=0.24*(4*PI()*10^-7)*1900*[.B99]/(2*10^(-2))" office:value-type="float" office:value="0.0143256625003695">
            <text:p>0,0143256625</text:p>
          </table:table-cell>
          <table:covered-table-cell table:style-name="ce33"/>
          <table:table-cell table:style-name="ce43" office:value-type="float" office:value="53">
            <text:p>53</text:p>
          </table:table-cell>
          <table:table-cell table:number-columns-repeated="6"/>
        </table:table-row>
        <table:table-row table:style-name="ro2" table:number-rows-repeated="11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65">
            <text:p>0,65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64">
            <text:p>0,64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61">
            <text:p>0,61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53">
            <text:p>0,53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42">
            <text:p>0,42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35">
            <text:p>0,35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3">
            <text:p>0,3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27">
            <text:p>0,27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24">
            <text:p>0,24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21">
            <text:p>0,21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1.05">
            <text:p>1,05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1.04">
            <text:p>1,04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1.01">
            <text:p>1,01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89">
            <text:p>0,89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69">
            <text:p>0,69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59">
            <text:p>0,59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51">
            <text:p>0,51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45">
            <text:p>0,45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4">
            <text:p>0,4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36">
            <text:p>0,36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1.47">
            <text:p>1,47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1.46">
            <text:p>1,46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1.43">
            <text:p>1,43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1.3">
            <text:p>1,3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1.05">
            <text:p>1,05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86">
            <text:p>0,86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75">
            <text:p>0,75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67">
            <text:p>0,67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59">
            <text:p>0,59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Default" office:value-type="float" office:value="0.53">
            <text:p>0,53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24.12.2014</text:date>, <text:time>09:02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2:54:17.98</meta:creation-date>
    <dc:date>2014-12-24T09:02:46.26</dc:date>
    <meta:editing-duration>PT17H30M</meta:editing-duration>
    <meta:editing-cycles>28</meta:editing-cycles>
    <meta:generator>OpenOffice/4.1.1$Win32 OpenOffice.org_project/411m6$Build-9775</meta:generator>
    <dc:creator>Егор Клёнин</dc:creator>
    <meta:document-statistic meta:table-count="1" meta:cell-count="557" meta:object-count="9"/>
  </office:meta>
</office:document-meta>
</file>

<file path=Object 1/content.xml><?xml version="1.0" encoding="utf-8"?>
<math xmlns="http://www.w3.org/1998/Math/MathML">
  <semantics>
    <mrow>
      <mfrac>
        <mi>e</mi>
        <mi>m</mi>
      </mfrac>
    </mrow>
    <annotation encoding="StarMath 5.0">e over m</annotation>
  </semantics>
</math>
</file>

<file path=Object 2/content.xml><?xml version="1.0" encoding="utf-8"?>
<math xmlns="http://www.w3.org/1998/Math/MathML">
  <semantics>
    <mrow>
      <mfenced open="〈" close="〉">
        <mrow>
          <mfrac>
            <mi>e</mi>
            <mi>m</mi>
          </mfrac>
        </mrow>
      </mfenced>
    </mrow>
    <annotation encoding="StarMath 5.0">left langle e over m right rangle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60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52cm" svg:height="9.013cm" xlink:href=".." xlink:type="simple" chart:class="chart:scatter" chart:column-mapping="1 0" chart:style-name="ch1">
        <chart:plot-area chart:style-name="ch2" table:cell-range-address="Лист1.J2:Лист1.K22" svg:x="1.445cm" svg:y="0.855cm" svg:width="18.093cm" svg:height="6.97cm">
          <chartooo:coordinate-region svg:x="3.363cm" svg:y="1.067cm" svg:width="15.393cm" svg:height="6.085cm"/>
          <chart:axis chart:dimension="x" chart:name="primary-x" chart:style-name="ch3">
            <chart:title svg:x="9.838cm" svg:y="8.006cm" chart:style-name="ch4">
              <text:p>U^3/2, B</text:p>
            </chart:title>
          </chart:axis>
          <chart:axis chart:dimension="y" chart:name="primary-y" chart:style-name="ch3">
            <chart:title svg:x="0.451cm" svg:y="4.821cm" chart:style-name="ch5">
              <text:p>Ia, мA</text:p>
            </chart:title>
            <chart:grid chart:style-name="ch6" chart:class="major"/>
          </chart:axis>
          <chart:series chart:style-name="ch7" chart:values-cell-range-address="Лист1.J2:Лист1.J22" chart:class="chart:scatter">
            <chart:domain table:cell-range-address="Лист1.K2:Лист1.K22"/>
            <chart:regression-curve chart:style-name="ch8">
              <chart:equation svg:x="5.053cm" svg:y="1.367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K2:Лист1.K22</svg:desc>
                </draw:g>
              </table:table-cell>
              <table:table-cell office:value-type="float" office:value="0">
                <text:p>0</text:p>
                <draw:g>
                  <svg:desc>Лист1.J2:Лист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08580619450185">
                <text:p>0.00608580619450185</text:p>
              </table:table-cell>
              <table:table-cell office:value-type="float" office:value="1080000">
                <text:p>108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2132593164774">
                <text:p>0.0172132593164774</text:p>
              </table:table-cell>
              <table:table-cell office:value-type="float" office:value="1980000">
                <text:p>198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6227766016838">
                <text:p>0.0316227766016838</text:p>
              </table:table-cell>
              <table:table-cell office:value-type="float" office:value="3570000">
                <text:p>357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86864495560148">
                <text:p>0.0486864495560148</text:p>
              </table:table-cell>
              <table:table-cell office:value-type="float" office:value="7080000">
                <text:p>708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0413817439772">
                <text:p>0.0680413817439772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11640000">
                <text:p>1164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2710708025918">
                <text:p>0.112710708025918</text:p>
              </table:table-cell>
              <table:table-cell office:value-type="float" office:value="12480000">
                <text:p>1248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706074531819">
                <text:p>0.137706074531819</text:p>
              </table:table-cell>
              <table:table-cell office:value-type="float" office:value="15120000">
                <text:p>1512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431676725155">
                <text:p>0.16431676725155</text:p>
              </table:table-cell>
              <table:table-cell office:value-type="float" office:value="16920000">
                <text:p>1692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450089729875">
                <text:p>0.192450089729875</text:p>
              </table:table-cell>
              <table:table-cell office:value-type="float" office:value="19800000">
                <text:p>198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2027692633816">
                <text:p>0.222027692633816</text:p>
              </table:table-cell>
              <table:table-cell office:value-type="float" office:value="22500000">
                <text:p>225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298221281347">
                <text:p>0.25298221281347</text:p>
              </table:table-cell>
              <table:table-cell office:value-type="float" office:value="24600000">
                <text:p>246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5254921728566">
                <text:p>0.285254921728566</text:p>
              </table:table-cell>
              <table:table-cell office:value-type="float" office:value="26400000">
                <text:p>264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794023829854">
                <text:p>0.318794023829854</text:p>
              </table:table-cell>
              <table:table-cell office:value-type="float" office:value="29700000">
                <text:p>297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30600000">
                <text:p>306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9491596448118">
                <text:p>0.389491596448118</text:p>
              </table:table-cell>
              <table:table-cell office:value-type="float" office:value="32100000">
                <text:p>321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6571169868479">
                <text:p>0.426571169868479</text:p>
              </table:table-cell>
              <table:table-cell office:value-type="float" office:value="35100000">
                <text:p>351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475800154489">
                <text:p>0.46475800154489</text:p>
              </table:table-cell>
              <table:table-cell office:value-type="float" office:value="35700000">
                <text:p>357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402086964434">
                <text:p>0.50402086964434</text:p>
              </table:table-cell>
              <table:table-cell office:value-type="float" office:value="37800000">
                <text:p>378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4331053951817">
                <text:p>0.544331053951817</text:p>
              </table:table-cell>
              <table:table-cell office:value-type="float" office:value="43500000">
                <text:p>435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60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scatter" chart:column-mapping="1 0" chart:style-name="ch1">
        <chart:plot-area chart:style-name="ch2" table:cell-range-address="Лист1.J23:Лист1.K43" svg:x="1.358cm" svg:y="0.855cm" svg:width="14.004cm" svg:height="6.964cm">
          <chartooo:coordinate-region svg:x="3.276cm" svg:y="1.068cm" svg:width="11.304cm" svg:height="6.078cm"/>
          <chart:axis chart:dimension="x" chart:name="primary-x" chart:style-name="ch3">
            <chart:title svg:x="7.707cm" svg:y="8cm" chart:style-name="ch4">
              <text:p>U^3/2, B</text:p>
            </chart:title>
          </chart:axis>
          <chart:axis chart:dimension="y" chart:name="primary-y" chart:style-name="ch3">
            <chart:title svg:x="0.451cm" svg:y="4.818cm" chart:style-name="ch5">
              <text:p>Ia, мA</text:p>
            </chart:title>
            <chart:grid chart:style-name="ch6" chart:class="major"/>
          </chart:axis>
          <chart:series chart:style-name="ch7" chart:values-cell-range-address="Лист1.J23:Лист1.J43" chart:class="chart:scatter">
            <chart:domain table:cell-range-address="Лист1.K23:Лист1.K43"/>
            <chart:regression-curve chart:style-name="ch8">
              <chart:equation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K23:Лист1.K43</svg:desc>
                </draw:g>
              </table:table-cell>
              <table:table-cell office:value-type="float" office:value="0">
                <text:p>0</text:p>
                <draw:g>
                  <svg:desc>Лист1.J23:Лист1.J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08580619450185">
                <text:p>0.00608580619450185</text:p>
              </table:table-cell>
              <table:table-cell office:value-type="float" office:value="1164000">
                <text:p>116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2132593164774">
                <text:p>0.0172132593164774</text:p>
              </table:table-cell>
              <table:table-cell office:value-type="float" office:value="3090000">
                <text:p>309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6227766016838">
                <text:p>0.0316227766016838</text:p>
              </table:table-cell>
              <table:table-cell office:value-type="float" office:value="5520000">
                <text:p>552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86864495560148">
                <text:p>0.0486864495560148</text:p>
              </table:table-cell>
              <table:table-cell office:value-type="float" office:value="8160000">
                <text:p>816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0413817439772">
                <text:p>0.0680413817439772</text:p>
              </table:table-cell>
              <table:table-cell office:value-type="float" office:value="10800000">
                <text:p>108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12360000">
                <text:p>1236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2710708025918">
                <text:p>0.112710708025918</text:p>
              </table:table-cell>
              <table:table-cell office:value-type="float" office:value="16560000">
                <text:p>1656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706074531819">
                <text:p>0.137706074531819</text:p>
              </table:table-cell>
              <table:table-cell office:value-type="float" office:value="21600000">
                <text:p>216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431676725155">
                <text:p>0.16431676725155</text:p>
              </table:table-cell>
              <table:table-cell office:value-type="float" office:value="25200000">
                <text:p>252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450089729875">
                <text:p>0.192450089729875</text:p>
              </table:table-cell>
              <table:table-cell office:value-type="float" office:value="28200000">
                <text:p>282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2027692633816">
                <text:p>0.222027692633816</text:p>
              </table:table-cell>
              <table:table-cell office:value-type="float" office:value="31800000">
                <text:p>318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298221281347">
                <text:p>0.25298221281347</text:p>
              </table:table-cell>
              <table:table-cell office:value-type="float" office:value="35100000">
                <text:p>351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5254921728566">
                <text:p>0.285254921728566</text:p>
              </table:table-cell>
              <table:table-cell office:value-type="float" office:value="38700000">
                <text:p>387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794023829854">
                <text:p>0.318794023829854</text:p>
              </table:table-cell>
              <table:table-cell office:value-type="float" office:value="42300000">
                <text:p>423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46800000">
                <text:p>468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9491596448118">
                <text:p>0.389491596448118</text:p>
              </table:table-cell>
              <table:table-cell office:value-type="float" office:value="49200000">
                <text:p>492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6571169868479">
                <text:p>0.426571169868479</text:p>
              </table:table-cell>
              <table:table-cell office:value-type="float" office:value="51600000">
                <text:p>516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475800154489">
                <text:p>0.46475800154489</text:p>
              </table:table-cell>
              <table:table-cell office:value-type="float" office:value="54000000">
                <text:p>54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402086964434">
                <text:p>0.50402086964434</text:p>
              </table:table-cell>
              <table:table-cell office:value-type="float" office:value="56400000">
                <text:p>564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4331053951817">
                <text:p>0.544331053951817</text:p>
              </table:table-cell>
              <table:table-cell office:value-type="float" office:value="60000000">
                <text:p>60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60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column-mapping="1 0" chart:style-name="ch1">
        <chart:plot-area chart:style-name="ch2" table:cell-range-address="Лист1.J44:Лист1.K64" svg:x="1.358cm" svg:y="0.855cm" svg:width="14.005cm" svg:height="6.964cm">
          <chartooo:coordinate-region svg:x="3.276cm" svg:y="1.068cm" svg:width="11.305cm" svg:height="6.078cm"/>
          <chart:axis chart:dimension="x" chart:name="primary-x" chart:style-name="ch3">
            <chart:title svg:x="7.707cm" svg:y="8cm" chart:style-name="ch4">
              <text:p>U^3/2, B</text:p>
            </chart:title>
          </chart:axis>
          <chart:axis chart:dimension="y" chart:name="primary-y" chart:style-name="ch3">
            <chart:title svg:x="0.451cm" svg:y="4.818cm" chart:style-name="ch5">
              <text:p>Ia, мA</text:p>
            </chart:title>
            <chart:grid chart:style-name="ch6" chart:class="major"/>
          </chart:axis>
          <chart:series chart:style-name="ch7" chart:values-cell-range-address="Лист1.J44:Лист1.J64" chart:class="chart:scatter">
            <chart:domain table:cell-range-address="Лист1.K44:Лист1.K64"/>
            <chart:regression-curve chart:style-name="ch8">
              <chart:equation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K44:Лист1.K64</svg:desc>
                </draw:g>
              </table:table-cell>
              <table:table-cell office:value-type="float" office:value="0">
                <text:p>0</text:p>
                <draw:g>
                  <svg:desc>Лист1.J44:Лист1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08580619450185">
                <text:p>0.00608580619450185</text:p>
              </table:table-cell>
              <table:table-cell office:value-type="float" office:value="1650000">
                <text:p>165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2132593164774">
                <text:p>0.0172132593164774</text:p>
              </table:table-cell>
              <table:table-cell office:value-type="float" office:value="3090000">
                <text:p>309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6227766016838">
                <text:p>0.0316227766016838</text:p>
              </table:table-cell>
              <table:table-cell office:value-type="float" office:value="6480000">
                <text:p>648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86864495560148">
                <text:p>0.0486864495560148</text:p>
              </table:table-cell>
              <table:table-cell office:value-type="float" office:value="9240000">
                <text:p>924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0413817439772">
                <text:p>0.0680413817439772</text:p>
              </table:table-cell>
              <table:table-cell office:value-type="float" office:value="12960000">
                <text:p>1296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16320000">
                <text:p>1632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2710708025918">
                <text:p>0.112710708025918</text:p>
              </table:table-cell>
              <table:table-cell office:value-type="float" office:value="21000000">
                <text:p>21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706074531819">
                <text:p>0.137706074531819</text:p>
              </table:table-cell>
              <table:table-cell office:value-type="float" office:value="24600000">
                <text:p>246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431676725155">
                <text:p>0.16431676725155</text:p>
              </table:table-cell>
              <table:table-cell office:value-type="float" office:value="29100000">
                <text:p>291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450089729875">
                <text:p>0.192450089729875</text:p>
              </table:table-cell>
              <table:table-cell office:value-type="float" office:value="30300000">
                <text:p>303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2027692633816">
                <text:p>0.222027692633816</text:p>
              </table:table-cell>
              <table:table-cell office:value-type="float" office:value="37800000">
                <text:p>378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298221281347">
                <text:p>0.25298221281347</text:p>
              </table:table-cell>
              <table:table-cell office:value-type="float" office:value="42900000">
                <text:p>429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5254921728566">
                <text:p>0.285254921728566</text:p>
              </table:table-cell>
              <table:table-cell office:value-type="float" office:value="49200000">
                <text:p>492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794023829854">
                <text:p>0.318794023829854</text:p>
              </table:table-cell>
              <table:table-cell office:value-type="float" office:value="55200000">
                <text:p>552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61200000">
                <text:p>612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9491596448118">
                <text:p>0.389491596448118</text:p>
              </table:table-cell>
              <table:table-cell office:value-type="float" office:value="66000000">
                <text:p>66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6571169868479">
                <text:p>0.426571169868479</text:p>
              </table:table-cell>
              <table:table-cell office:value-type="float" office:value="70800000">
                <text:p>708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475800154489">
                <text:p>0.46475800154489</text:p>
              </table:table-cell>
              <table:table-cell office:value-type="float" office:value="75600000">
                <text:p>756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402086964434">
                <text:p>0.50402086964434</text:p>
              </table:table-cell>
              <table:table-cell office:value-type="float" office:value="80400000">
                <text:p>804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4331053951817">
                <text:p>0.544331053951817</text:p>
              </table:table-cell>
              <table:table-cell office:value-type="float" office:value="86400000">
                <text:p>864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36cm" svg:height="4.919cm" xlink:href=".." xlink:type="simple" chart:class="chart:scatter" chart:column-mapping="1 0" chart:style-name="ch1">
        <chart:plot-area chart:style-name="ch2" table:cell-range-address="Лист1.C70:Лист1.D79" svg:x="1.222cm" svg:y="0.356cm" svg:width="5.581cm" svg:height="3.84cm">
          <chartooo:coordinate-region svg:x="1.949cm" svg:y="0.568cm" svg:width="4.126cm" svg:height="2.955cm"/>
          <chart:axis chart:dimension="x" chart:name="primary-x" chart:style-name="ch3">
            <chart:title svg:x="0.255cm" svg:y="0.13cm" chart:style-name="ch4">
              <text:p>Ia, A</text:p>
            </chart:title>
          </chart:axis>
          <chart:axis chart:dimension="y" chart:name="primary-y" chart:style-name="ch3">
            <chart:title svg:x="3.443cm" svg:y="4.217cm" chart:style-name="ch4">
              <text:p>B, Bб</text:p>
            </chart:title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Лист1.C70:Лист1.C79" chart:class="chart:scatter">
            <chart:domain table:cell-range-address="Лист1.D70:Лист1.D79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3256625003695">
                <text:p>0.00143256625003695</text:p>
                <draw:g>
                  <svg:desc>Лист1.D70:Лист1.D79</svg:desc>
                </draw:g>
              </table:table-cell>
              <table:table-cell office:value-type="float" office:value="0.65">
                <text:p>0.65</text:p>
                <draw:g>
                  <svg:desc>Лист1.C70:Лист1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6513250007389">
                <text:p>0.0028651325000738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9769875011084">
                <text:p>0.0042976987501108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73026500014778">
                <text:p>0.005730265000147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16283125018473">
                <text:p>0.0071628312501847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59539750022168">
                <text:p>0.0085953975002216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0279637502586">
                <text:p>0.01002796375025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4605300002956">
                <text:p>0.011460530000295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8930962503325">
                <text:p>0.01289309625033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3256625003695">
                <text:p>0.0143256625003695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747cm" svg:height="5.185cm" xlink:href=".." xlink:type="simple" chart:class="chart:scatter" chart:column-mapping="1 0" chart:style-name="ch1">
        <chart:plot-area chart:style-name="ch2" table:cell-range-address="Лист1.C80:Лист1.D89" svg:x="0.972cm" svg:y="0.202cm" svg:width="5.435cm" svg:height="4.012cm">
          <chartooo:coordinate-region svg:x="1.699cm" svg:y="0.415cm" svg:width="4.376cm" svg:height="3.126cm"/>
          <chart:axis chart:dimension="x" chart:name="primary-x" chart:style-name="ch3">
            <chart:title svg:x="0.093cm" svg:y="0.325cm" chart:style-name="ch4">
              <text:p>Ia, A</text:p>
            </chart:title>
          </chart:axis>
          <chart:axis chart:dimension="y" chart:name="primary-y" chart:style-name="ch3">
            <chart:title svg:x="3.093cm" svg:y="4.267cm" chart:style-name="ch4">
              <text:p>В, Вб</text:p>
            </chart:title>
            <chart:grid chart:style-name="ch5" chart:class="major"/>
          </chart:axis>
          <chart:series chart:style-name="ch6" chart:values-cell-range-address="Лист1.C80:Лист1.C89" chart:class="chart:scatter">
            <chart:domain table:cell-range-address="Лист1.D80:Лист1.D89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3256625003695">
                <text:p>0.00143256625003695</text:p>
                <draw:g>
                  <svg:desc>Лист1.D80:Лист1.D89</svg:desc>
                </draw:g>
              </table:table-cell>
              <table:table-cell office:value-type="float" office:value="1.05">
                <text:p>1.05</text:p>
                <draw:g>
                  <svg:desc>Лист1.C80:Лист1.C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6513250007389">
                <text:p>0.002865132500073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9769875011084">
                <text:p>0.0042976987501108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73026500014778">
                <text:p>0.0057302650001477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16283125018473">
                <text:p>0.0071628312501847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59539750022168">
                <text:p>0.0085953975002216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0279637502586">
                <text:p>0.010027963750258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4605300002956">
                <text:p>0.01146053000029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8930962503325">
                <text:p>0.01289309625033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3256625003695">
                <text:p>0.0143256625003695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385cm" svg:height="5.212cm" xlink:href=".." xlink:type="simple" chart:class="chart:scatter" chart:column-mapping="1 0" chart:style-name="ch1">
        <chart:plot-area chart:style-name="ch2" table:cell-range-address="Лист1.C90:Лист1.D99" svg:x="0.599cm" svg:y="0.222cm" svg:width="5.618cm" svg:height="4.258cm">
          <chartooo:coordinate-region svg:x="1.326cm" svg:y="0.434cm" svg:width="4.559cm" svg:height="3.373cm"/>
          <chart:axis chart:dimension="x" chart:name="primary-x" chart:style-name="ch3">
            <chart:title svg:x="0.049cm" svg:y="0.503cm" chart:style-name="ch4">
              <text:p>Ia, A</text:p>
            </chart:title>
          </chart:axis>
          <chart:axis chart:dimension="y" chart:name="primary-y" chart:style-name="ch3">
            <chart:title svg:x="2.695cm" svg:y="4.549cm" chart:style-name="ch4">
              <text:p>В, Вб</text:p>
            </chart:title>
            <chart:grid chart:style-name="ch5" chart:class="major"/>
          </chart:axis>
          <chart:series chart:style-name="ch6" chart:values-cell-range-address="Лист1.C90:Лист1.C99" chart:class="chart:scatter">
            <chart:domain table:cell-range-address="Лист1.D90:Лист1.D99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3256625003695">
                <text:p>0.00143256625003695</text:p>
                <draw:g>
                  <svg:desc>Лист1.D90:Лист1.D99</svg:desc>
                </draw:g>
              </table:table-cell>
              <table:table-cell office:value-type="float" office:value="1.47">
                <text:p>1.47</text:p>
                <draw:g>
                  <svg:desc>Лист1.C90:Лист1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6513250007389">
                <text:p>0.0028651325000738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9769875011084">
                <text:p>0.0042976987501108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73026500014778">
                <text:p>0.00573026500014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16283125018473">
                <text:p>0.0071628312501847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59539750022168">
                <text:p>0.0085953975002216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0279637502586">
                <text:p>0.010027963750258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4605300002956">
                <text:p>0.011460530000295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8930962503325">
                <text:p>0.012893096250332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3256625003695">
                <text:p>0.0143256625003695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math xmlns="http://www.w3.org/1998/Math/MathML">
  <semantics>
    <mrow>
      <mfrac>
        <mi>e</mi>
        <mi>m</mi>
      </mfrac>
    </mrow>
    <annotation encoding="StarMath 5.0">e over m</annotation>
  </semantics>
</math>
</file>